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Hyperlink" style:family="text">
      <style:text-properties fo:font-weight="bold" style:font-weight-asian="bold" style:font-weight-complex="bold"/>
    </style:style>
    <style:style style:name="T4" style:parent-style-name="Hyperlink" style:family="text">
      <style:text-properties fo:font-weight="bold" style:font-weight-asian="bold" style:font-weight-complex="bold"/>
    </style:style>
    <style:style style:name="T5" style:parent-style-name="Hyperlink" style:family="text">
      <style:text-properties fo:font-weight="bold" style:font-weight-asian="bold" style:font-weight-complex="bold"/>
    </style:style>
    <style:style style:name="T6" style:parent-style-name="Hyperlink" style:family="text">
      <style:text-properties fo:font-weight="bold" style:font-weight-asian="bold" style:font-weight-complex="bold"/>
    </style:style>
    <style:style style:name="T7" style:parent-style-name="Hyperlink" style:family="text">
      <style:text-properties fo:font-weight="bold" style:font-weight-asian="bold" style:font-weight-complex="bold"/>
    </style:style>
    <style:style style:name="T8" style:parent-style-name="Hyperlink" style:family="text">
      <style:text-properties fo:font-weight="bold" style:font-weight-asian="bold" style:font-weight-complex="bold"/>
    </style:style>
    <style:style style:name="T9" style:parent-style-name="Hyperlink" style:family="text">
      <style:text-properties fo:font-weight="bold" style:font-weight-asian="bold" style:font-weight-complex="bold"/>
    </style:style>
    <style:style style:name="T10" style:parent-style-name="Hyperlink" style:family="text">
      <style:text-properties fo:font-weight="bold" style:font-weight-asian="bold" style:font-weight-complex="bold"/>
    </style:style>
    <style:style style:name="T11" style:parent-style-name="Hyperlink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/>
    </style:style>
    <style:style style:name="T13" style:parent-style-name="Hyperlink" style:family="text">
      <style:text-properties fo:font-weight="bold" style:font-weight-asian="bold" style:font-weight-complex="bold"/>
    </style:style>
    <style:style style:name="T14" style:parent-style-name="Hyperlink" style:family="text">
      <style:text-properties fo:font-weight="bold" style:font-weight-asian="bold" style:font-weight-complex="bold"/>
    </style:style>
    <style:style style:name="T15" style:parent-style-name="Hyperlink" style:family="text">
      <style:text-properties fo:font-weight="bold" style:font-weight-asian="bold" style:font-weight-complex="bold"/>
    </style:style>
    <style:style style:name="T16" style:parent-style-name="Hyperlink" style:family="text">
      <style:text-properties fo:font-weight="bold" style:font-weight-asian="bold" style:font-weight-complex="bold"/>
    </style:style>
    <style:style style:name="T17" style:parent-style-name="Hyperlink" style:family="text">
      <style:text-properties fo:font-weight="bold" style:font-weight-asian="bold" style:font-weight-complex="bold"/>
    </style:style>
    <style:style style:name="T18" style:parent-style-name="Hyperlink" style:family="text">
      <style:text-properties fo:font-weight="bold" style:font-weight-asian="bold" style:font-weight-complex="bold"/>
    </style:style>
    <style:style style:name="T19" style:parent-style-name="Hyperlink" style:family="text">
      <style:text-properties fo:font-weight="bold" style:font-weight-asian="bold" style:font-weight-complex="bold"/>
    </style:style>
    <style:style style:name="T20" style:parent-style-name="Hyperlink" style:family="text">
      <style:text-properties fo:font-weight="bold" style:font-weight-asian="bold" style:font-weight-complex="bold"/>
    </style:style>
    <style:style style:name="T21" style:parent-style-name="Hyperlink" style:family="text">
      <style:text-properties fo:font-weight="bold" style:font-weight-asian="bold" style:font-weight-complex="bold"/>
    </style:style>
    <style:style style:name="T22" style:parent-style-name="Hyperlink" style:family="text">
      <style:text-properties fo:font-weight="bold" style:font-weight-asian="bold" style:font-weight-complex="bold"/>
    </style:style>
    <style:style style:name="T23" style:parent-style-name="Hyperlink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n introduction to MongoDB</text:p>
      <text:p text:style-name="P2">Selecting transcript lines in this section will navigate to timestamp in the video</text:p>
      <text:p text:style-name="Normal"><text:a xlink:href="https://www.linkedin.com/learning/mongodb-essential-training/an-introduction-to-mongodb-23754278?resume=false&amp;u=26119546" office:target-frame-name="_top" xlink:show="replace"><text:span text:style-name="T3">- [Naomi] MongoDB is a powerful document database </text:span></text:a><text:a xlink:href="https://www.linkedin.com/learning/mongodb-essential-training/an-introduction-to-mongodb-23754278?resume=false&amp;u=26119546" office:target-frame-name="_top" xlink:show="replace"><text:span text:style-name="T4">that is popular because of its ease of use </text:span></text:a><text:a xlink:href="https://www.linkedin.com/learning/mongodb-essential-training/an-introduction-to-mongodb-23754278?resume=false&amp;u=26119546" office:target-frame-name="_top" xlink:show="replace"><text:span text:style-name="T5">for both small and large projects. </text:span></text:a><text:a xlink:href="https://www.linkedin.com/learning/mongodb-essential-training/an-introduction-to-mongodb-23754278?resume=false&amp;u=26119546" office:target-frame-name="_top" xlink:show="replace"><text:span text:style-name="T6">This course equips you with the essential skills </text:span></text:a><text:a xlink:href="https://www.linkedin.com/learning/mongodb-essential-training/an-introduction-to-mongodb-23754278?resume=false&amp;u=26119546" office:target-frame-name="_top" xlink:show="replace"><text:span text:style-name="T7">you need to know to use MongoDB as a developer. </text:span></text:a><text:a xlink:href="https://www.linkedin.com/learning/mongodb-essential-training/an-introduction-to-mongodb-23754278?resume=false&amp;u=26119546" office:target-frame-name="_top" xlink:show="replace"><text:span text:style-name="T8">We'll start with installation and setup, </text:span></text:a><text:a xlink:href="https://www.linkedin.com/learning/mongodb-essential-training/an-introduction-to-mongodb-23754278?resume=false&amp;u=26119546" office:target-frame-name="_top" xlink:show="replace"><text:span text:style-name="T9">and then explore all the MongoDB fundamentals, </text:span></text:a><text:a xlink:href="https://www.linkedin.com/learning/mongodb-essential-training/an-introduction-to-mongodb-23754278?resume=false&amp;u=26119546" office:target-frame-name="_top" xlink:show="replace"><text:span text:style-name="T10">such as the document model, </text:span></text:a><text:a xlink:href="https://www.linkedin.com/learning/mongodb-essential-training/an-introduction-to-mongodb-23754278?resume=false&amp;u=26119546" office:target-frame-name="_top" xlink:show="replace"><text:span text:style-name="T11">how data is structured in the database, </text:span></text:a><text:a xlink:href="https://www.linkedin.com/learning/mongodb-essential-training/an-introduction-to-mongodb-23754278?resume=false&amp;u=26119546" office:target-frame-name="_top" xlink:show="replace"><text:span text:style-name="T12">and what MQL is. </text:span></text:a><text:a xlink:href="https://www.linkedin.com/learning/mongodb-essential-training/an-introduction-to-mongodb-23754278?resume=false&amp;u=26119546" office:target-frame-name="_top" xlink:show="replace"><text:span text:style-name="T13">Then, we'll learn and practice CRUD operations </text:span></text:a><text:a xlink:href="https://www.linkedin.com/learning/mongodb-essential-training/an-introduction-to-mongodb-23754278?resume=false&amp;u=26119546" office:target-frame-name="_top" xlink:show="replace"><text:span text:style-name="T14">and aggregations. </text:span></text:a><text:a xlink:href="https://www.linkedin.com/learning/mongodb-essential-training/an-introduction-to-mongodb-23754278?resume=false&amp;u=26119546" office:target-frame-name="_top" xlink:show="replace"><text:span text:style-name="T15">As the last part, we'll use the MongoDB drivers, </text:span></text:a><text:a xlink:href="https://www.linkedin.com/learning/mongodb-essential-training/an-introduction-to-mongodb-23754278?resume=false&amp;u=26119546" office:target-frame-name="_top" xlink:show="replace"><text:span text:style-name="T16">which allow you to use MongoDB </text:span></text:a><text:a xlink:href="https://www.linkedin.com/learning/mongodb-essential-training/an-introduction-to-mongodb-23754278?resume=false&amp;u=26119546" office:target-frame-name="_top" xlink:show="replace"><text:span text:style-name="T17">with any programming language. </text:span></text:a><text:a xlink:href="https://www.linkedin.com/learning/mongodb-essential-training/an-introduction-to-mongodb-23754278?resume=false&amp;u=26119546" office:target-frame-name="_top" xlink:show="replace"><text:span text:style-name="T18">My name is Naomi, </text:span></text:a><text:a xlink:href="https://www.linkedin.com/learning/mongodb-essential-training/an-introduction-to-mongodb-23754278?resume=false&amp;u=26119546" office:target-frame-name="_top" xlink:show="replace"><text:span text:style-name="T19">and I've spent a big part of my career </text:span></text:a><text:a xlink:href="https://www.linkedin.com/learning/mongodb-essential-training/an-introduction-to-mongodb-23754278?resume=false&amp;u=26119546" office:target-frame-name="_top" xlink:show="replace"><text:span text:style-name="T20">working with and for MongoDB. </text:span></text:a><text:a xlink:href="https://www.linkedin.com/learning/mongodb-essential-training/an-introduction-to-mongodb-23754278?resume=false&amp;u=26119546" office:target-frame-name="_top" xlink:show="replace"><text:span text:style-name="T21">I am very excited to teach you everything you need to know </text:span></text:a><text:a xlink:href="https://www.linkedin.com/learning/mongodb-essential-training/an-introduction-to-mongodb-23754278?resume=false&amp;u=26119546" office:target-frame-name="_top" xlink:show="replace"><text:span text:style-name="T22">to develop applications with MongoDB. </text:span></text:a><text:a xlink:href="https://www.linkedin.com/learning/mongodb-essential-training/an-introduction-to-mongodb-23754278?resume=false&amp;u=26119546" office:target-frame-name="_top" xlink:show="replace"><text:span text:style-name="T23">So, let's get started.</text:span></text:a></text:p>
      <text:p text:style-name="P24"/>
      <text:p text:style-name="P25">Features of MongoDB</text:p>
      <text:p text:style-name="Normal">Selecting transcript lines in this section will navigate to timestamp in the video</text:p>
      <text:p text:style-name="Normal"><text:a xlink:href="https://www.linkedin.com/learning/mongodb-essential-training/features-of-mongodb?autoSkip=true&amp;resume=false&amp;u=26119546" office:target-frame-name="_top" xlink:show="replace"><text:span text:style-name="Hyperlink">- [Instructor] When MongoDB first came out in 2009, </text:span></text:a><text:a xlink:href="https://www.linkedin.com/learning/mongodb-essential-training/features-of-mongodb?autoSkip=true&amp;resume=false&amp;u=26119546" office:target-frame-name="_top" xlink:show="replace"><text:span text:style-name="Hyperlink">it was exceedingly popular </text:span></text:a><text:a xlink:href="https://www.linkedin.com/learning/mongodb-essential-training/features-of-mongodb?autoSkip=true&amp;resume=false&amp;u=26119546" office:target-frame-name="_top" xlink:show="replace"><text:span text:style-name="Hyperlink">with many web developers because of its ease of use. </text:span></text:a><text:a xlink:href="https://www.linkedin.com/learning/mongodb-essential-training/features-of-mongodb?autoSkip=true&amp;resume=false&amp;u=26119546" office:target-frame-name="_top" xlink:show="replace"><text:span text:style-name="Hyperlink">It allowed web developers to work with data </text:span></text:a><text:a xlink:href="https://www.linkedin.com/learning/mongodb-essential-training/features-of-mongodb?autoSkip=true&amp;resume=false&amp;u=26119546" office:target-frame-name="_top" xlink:show="replace"><text:span text:style-name="Hyperlink">in the same format they were using </text:span></text:a><text:a xlink:href="https://www.linkedin.com/learning/mongodb-essential-training/features-of-mongodb?autoSkip=true&amp;resume=false&amp;u=26119546" office:target-frame-name="_top" xlink:show="replace"><text:span text:style-name="Hyperlink">in their applications, documents. </text:span></text:a><text:a xlink:href="https://www.linkedin.com/learning/mongodb-essential-training/features-of-mongodb?autoSkip=true&amp;resume=false&amp;u=26119546" office:target-frame-name="_top" xlink:show="replace"><text:span text:style-name="Hyperlink">But not only that, developers could work </text:span></text:a><text:a xlink:href="https://www.linkedin.com/learning/mongodb-essential-training/features-of-mongodb?autoSkip=true&amp;resume=false&amp;u=26119546" office:target-frame-name="_top" xlink:show="replace"><text:span text:style-name="Hyperlink">with their data seamlessly while writing code </text:span></text:a><text:a xlink:href="https://www.linkedin.com/learning/mongodb-essential-training/features-of-mongodb?autoSkip=true&amp;resume=false&amp;u=26119546" office:target-frame-name="_top" xlink:show="replace"><text:span text:style-name="Hyperlink">because of MongoDB's native drivers </text:span></text:a><text:a xlink:href="https://www.linkedin.com/learning/mongodb-essential-training/features-of-mongodb?autoSkip=true&amp;resume=false&amp;u=26119546" office:target-frame-name="_top" xlink:show="replace"><text:span text:style-name="Hyperlink">that make data appear like native objects </text:span></text:a><text:a xlink:href="https://www.linkedin.com/learning/mongodb-essential-training/features-of-mongodb?autoSkip=true&amp;resume=false&amp;u=26119546" office:target-frame-name="_top" xlink:show="replace"><text:span text:style-name="Hyperlink">in the programming language you use. </text:span></text:a><text:a xlink:href="https://www.linkedin.com/learning/mongodb-essential-training/features-of-mongodb?autoSkip=true&amp;resume=false&amp;u=26119546" office:target-frame-name="_top" xlink:show="replace"><text:span text:style-name="Hyperlink">There were, and still are, two other main selling points. </text:span></text:a><text:a xlink:href="https://www.linkedin.com/learning/mongodb-essential-training/features-of-mongodb?autoSkip=true&amp;resume=false&amp;u=26119546" office:target-frame-name="_top" xlink:show="replace"><text:span text:style-name="Hyperlink">The first one is that MongoDB was built </text:span></text:a><text:a xlink:href="https://www.linkedin.com/learning/mongodb-essential-training/features-of-mongodb?autoSkip=true&amp;resume=false&amp;u=26119546" office:target-frame-name="_top" xlink:show="replace"><text:span text:style-name="Hyperlink">with distributed systems in mind from the start, </text:span></text:a><text:a xlink:href="https://www.linkedin.com/learning/mongodb-essential-training/features-of-mongodb?autoSkip=true&amp;resume=false&amp;u=26119546" office:target-frame-name="_top" xlink:show="replace"><text:span text:style-name="Hyperlink">allowing users to scale their databases </text:span></text:a><text:a xlink:href="https://www.linkedin.com/learning/mongodb-essential-training/features-of-mongodb?autoSkip=true&amp;resume=false&amp;u=26119546" office:target-frame-name="_top" xlink:show="replace"><text:span text:style-name="Hyperlink">vertically and horizontally. </text:span></text:a><text:a xlink:href="https://www.linkedin.com/learning/mongodb-essential-training/features-of-mongodb?autoSkip=true&amp;resume=false&amp;u=26119546" office:target-frame-name="_top" xlink:show="replace"><text:span text:style-name="Hyperlink">And lastly, MongoDB's code is openly available </text:span></text:a><text:a xlink:href="https://www.linkedin.com/learning/mongodb-essential-training/features-of-mongodb?autoSkip=true&amp;resume=false&amp;u=26119546" office:target-frame-name="_top" xlink:show="replace"><text:span text:style-name="Hyperlink">to anyone who wants to see it. </text:span></text:a><text:a xlink:href="https://www.linkedin.com/learning/mongodb-essential-training/features-of-mongodb?autoSkip=true&amp;resume=false&amp;u=26119546" office:target-frame-name="_top" xlink:show="replace"><text:span text:style-name="Hyperlink">All of this was revolutionary in 2009. </text:span></text:a><text:a xlink:href="https://www.linkedin.com/learning/mongodb-essential-training/features-of-mongodb?autoSkip=true&amp;resume=false&amp;u=26119546" office:target-frame-name="_top" xlink:show="replace"><text:span text:style-name="Hyperlink">However, you should also know </text:span></text:a><text:a xlink:href="https://www.linkedin.com/learning/mongodb-essential-training/features-of-mongodb?autoSkip=true&amp;resume=false&amp;u=26119546" office:target-frame-name="_top" xlink:show="replace"><text:span text:style-name="Hyperlink">that MongoDB was still a young technology at that point. </text:span></text:a><text:a xlink:href="https://www.linkedin.com/learning/mongodb-essential-training/features-of-mongodb?autoSkip=true&amp;resume=false&amp;u=26119546" office:target-frame-name="_top" xlink:show="replace"><text:span text:style-name="Hyperlink">It lacked some features many people expected from databases </text:span></text:a><text:a xlink:href="https://www.linkedin.com/learning/mongodb-essential-training/features-of-mongodb?autoSkip=true&amp;resume=false&amp;u=26119546" office:target-frame-name="_top" xlink:show="replace"><text:span text:style-name="Hyperlink">and it even had some bugs. </text:span></text:a><text:a xlink:href="https://www.linkedin.com/learning/mongodb-essential-training/features-of-mongodb?autoSkip=true&amp;resume=false&amp;u=26119546" office:target-frame-name="_top" xlink:show="replace"><text:span text:style-name="Hyperlink">The reason I say this is because many people on the internet </text:span></text:a><text:a xlink:href="https://www.linkedin.com/learning/mongodb-essential-training/features-of-mongodb?autoSkip=true&amp;resume=false&amp;u=26119546" office:target-frame-name="_top" xlink:show="replace"><text:span text:style-name="Hyperlink">still judge MongoDB based on version 1.0, </text:span></text:a><text:a xlink:href="https://www.linkedin.com/learning/mongodb-essential-training/features-of-mongodb?autoSkip=true&amp;resume=false&amp;u=26119546" office:target-frame-name="_top" xlink:show="replace"><text:span text:style-name="Hyperlink">which is now over 10 years old. </text:span></text:a><text:a xlink:href="https://www.linkedin.com/learning/mongodb-essential-training/features-of-mongodb?autoSkip=true&amp;resume=false&amp;u=26119546" office:target-frame-name="_top" xlink:show="replace"><text:span text:style-name="Hyperlink">MongoDB has come far since then </text:span></text:a><text:a xlink:href="https://www.linkedin.com/learning/mongodb-essential-training/features-of-mongodb?autoSkip=true&amp;resume=false&amp;u=26119546" office:target-frame-name="_top" xlink:show="replace"><text:span text:style-name="Hyperlink">and implemented features such as schema validation, </text:span></text:a><text:a xlink:href="https://www.linkedin.com/learning/mongodb-essential-training/features-of-mongodb?autoSkip=true&amp;resume=false&amp;u=26119546" office:target-frame-name="_top" xlink:show="replace"><text:span text:style-name="Hyperlink">ACID compliance, and joins, </text:span></text:a><text:a xlink:href="https://www.linkedin.com/learning/mongodb-essential-training/features-of-mongodb?autoSkip=true&amp;resume=false&amp;u=26119546" office:target-frame-name="_top" xlink:show="replace"><text:span text:style-name="Hyperlink">and it has gone far beyond that, </text:span></text:a><text:a xlink:href="https://www.linkedin.com/learning/mongodb-essential-training/features-of-mongodb?autoSkip=true&amp;resume=false&amp;u=26119546" office:target-frame-name="_top" xlink:show="replace"><text:span text:style-name="Hyperlink">implementing capabilities </text:span></text:a><text:a xlink:href="https://www.linkedin.com/learning/mongodb-essential-training/features-of-mongodb?autoSkip=true&amp;resume=false&amp;u=26119546" office:target-frame-name="_top" xlink:show="replace"><text:span text:style-name="Hyperlink">that make it stand out from the crowd. </text:span></text:a><text:a xlink:href="https://www.linkedin.com/learning/mongodb-essential-training/features-of-mongodb?autoSkip=true&amp;resume=false&amp;u=26119546" office:target-frame-name="_top" xlink:show="replace"><text:span text:style-name="Hyperlink">You want some examples? </text:span></text:a><text:a xlink:href="https://www.linkedin.com/learning/mongodb-essential-training/features-of-mongodb?autoSkip=true&amp;resume=false&amp;u=26119546" office:target-frame-name="_top" xlink:show="replace"><text:span text:style-name="Hyperlink">How MongoDB scales horizontally using sharding </text:span></text:a><text:a xlink:href="https://www.linkedin.com/learning/mongodb-essential-training/features-of-mongodb?autoSkip=true&amp;resume=false&amp;u=26119546" office:target-frame-name="_top" xlink:show="replace"><text:span text:style-name="Hyperlink">allows for data locality, </text:span></text:a><text:a xlink:href="https://www.linkedin.com/learning/mongodb-essential-training/features-of-mongodb?autoSkip=true&amp;resume=false&amp;u=26119546" office:target-frame-name="_top" xlink:show="replace"><text:span text:style-name="Hyperlink">while also giving you the option to reshard on demand. </text:span></text:a><text:a xlink:href="https://www.linkedin.com/learning/mongodb-essential-training/features-of-mongodb?autoSkip=true&amp;resume=false&amp;u=26119546" office:target-frame-name="_top" xlink:show="replace"><text:span text:style-name="Hyperlink">That is industry leading. </text:span></text:a><text:a xlink:href="https://www.linkedin.com/learning/mongodb-essential-training/features-of-mongodb?autoSkip=true&amp;resume=false&amp;u=26119546" office:target-frame-name="_top" xlink:show="replace"><text:span text:style-name="Hyperlink">Want another one? </text:span></text:a><text:a xlink:href="https://www.linkedin.com/learning/mongodb-essential-training/features-of-mongodb?autoSkip=true&amp;resume=false&amp;u=26119546" office:target-frame-name="_top" xlink:show="replace"><text:span text:style-name="Hyperlink">Client-site field-level encryption. </text:span></text:a><text:a xlink:href="https://www.linkedin.com/learning/mongodb-essential-training/features-of-mongodb?autoSkip=true&amp;resume=false&amp;u=26119546" office:target-frame-name="_top" xlink:show="replace"><text:span text:style-name="Hyperlink">If you have sensitive data, like a credit card number, </text:span></text:a><text:a xlink:href="https://www.linkedin.com/learning/mongodb-essential-training/features-of-mongodb?autoSkip=true&amp;resume=false&amp;u=26119546" office:target-frame-name="_top" xlink:show="replace"><text:span text:style-name="Hyperlink">you naturally want to encrypt it. </text:span></text:a><text:a xlink:href="https://www.linkedin.com/learning/mongodb-essential-training/features-of-mongodb?autoSkip=true&amp;resume=false&amp;u=26119546" office:target-frame-name="_top" xlink:show="replace"><text:span text:style-name="Hyperlink">In most cases when we speak about data being encrypted </text:span></text:a><text:a xlink:href="https://www.linkedin.com/learning/mongodb-essential-training/features-of-mongodb?autoSkip=true&amp;resume=false&amp;u=26119546" office:target-frame-name="_top" xlink:show="replace"><text:span text:style-name="Hyperlink">in a database, that actually only means data is encrypted </text:span></text:a><text:a xlink:href="https://www.linkedin.com/learning/mongodb-essential-training/features-of-mongodb?autoSkip=true&amp;resume=false&amp;u=26119546" office:target-frame-name="_top" xlink:show="replace"><text:span text:style-name="Hyperlink">while it's at rest, not in memory and not in the logs. </text:span></text:a><text:a xlink:href="https://www.linkedin.com/learning/mongodb-essential-training/features-of-mongodb?autoSkip=true&amp;resume=false&amp;u=26119546" office:target-frame-name="_top" xlink:show="replace"><text:span text:style-name="Hyperlink">This feature, however, allows you to encrypt sensitive data </text:span></text:a><text:a xlink:href="https://www.linkedin.com/learning/mongodb-essential-training/features-of-mongodb?autoSkip=true&amp;resume=false&amp;u=26119546" office:target-frame-name="_top" xlink:show="replace"><text:span text:style-name="Hyperlink">before it even leaves the client, </text:span></text:a><text:a xlink:href="https://www.linkedin.com/learning/mongodb-essential-training/features-of-mongodb?autoSkip=true&amp;resume=false&amp;u=26119546" office:target-frame-name="_top" xlink:show="replace"><text:span text:style-name="Hyperlink">meaning it's never unencrypted when it's in the database. </text:span></text:a><text:a xlink:href="https://www.linkedin.com/learning/mongodb-essential-training/features-of-mongodb?autoSkip=true&amp;resume=false&amp;u=26119546" office:target-frame-name="_top" xlink:show="replace"><text:span text:style-name="Hyperlink">These are advanced features </text:span></text:a><text:a xlink:href="https://www.linkedin.com/learning/mongodb-essential-training/features-of-mongodb?autoSkip=true&amp;resume=false&amp;u=26119546" office:target-frame-name="_top" xlink:show="replace"><text:span text:style-name="Hyperlink">and we won't go into them in this course, </text:span></text:a><text:a xlink:href="https://www.linkedin.com/learning/mongodb-essential-training/features-of-mongodb?autoSkip=true&amp;resume=false&amp;u=26119546" office:target-frame-name="_top" xlink:show="replace"><text:span text:style-name="Hyperlink">but they are there for you when you need them.</text:span></text:a></text:p>
      <text:p text:style-name="Normal"/>
      <text:p text:style-name="Normal"/>
      <text:p text:style-name="P26">Self-hosted vs. managed MongoDB</text:p>
      <text:p text:style-name="Normal">Selecting transcript lines in this section will navigate to timestamp in the video</text:p>
      <text:p text:style-name="Normal"><text:a xlink:href="https://www.linkedin.com/learning/mongodb-essential-training/self-hosted-vs-managed-mongodb-17229618?autoSkip=true&amp;resume=false&amp;u=26119546" office:target-frame-name="_top" xlink:show="replace"><text:span text:style-name="Hyperlink">- [Instructor] Welcome to the MongoDB Essentials Course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n this section, we'll install MongoDB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but first, you have to decide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where you're going to install MongoDB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the question you should ask yourself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s whether you want to manage the deployment yourself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or whether you would prefer a hosted solution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So let's talk about both options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f you choose to deploy MongoDB on your own resources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ere are some responsibilities that come with that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e first one is that you need to select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maintain appropriately performant hardware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either locally or in the cloud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then you need to ensure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high availability of that hardware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ink about running nodes on their own hardware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n different data centers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or with different cloud providers to maximize this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en, you need to think about security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for your infrastructure and for your deployment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you need to think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bout monitoring your deployment and being able to recover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from failures, ideally automatically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You also need to think about managing and monitoring backups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ensure this is tested frequently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MongoDB also does release new versions every now and then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so you'd also have to manage version upgrades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if your application grows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your database requirements grow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en you also have to think about scaling the deployment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by adding more resources or more nodes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so you need to be able to do that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f you're going to go down this road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 suggest you have a look at MongoDB Agent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MongoDB Agent is a service that helps you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perform automation, backup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monitoring for your self-hosted deployment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However, you can also go with hosted MongoDB Solutions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f you would prefer to outsource the tasks I just mentioned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ere are multiple service providers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that offer MongoDB as a service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For this course, you can choose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y deployment option locally or in the cloud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If you deploy MongoDB in the cloud, you need to make note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of the connection string, which looks something like this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Regardless of the deployment option you choose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you will need to install the MongoDB Shell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the MongoDB Database Tools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on your machine for this course.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We'll install all three, MongoDB, the MongoDB Shell, </text:span></text:a><text:a xlink:href="https://www.linkedin.com/learning/mongodb-essential-training/self-hosted-vs-managed-mongodb-17229618?autoSkip=true&amp;resume=false&amp;u=26119546" office:target-frame-name="_top" xlink:show="replace"><text:span text:style-name="Hyperlink">and the MongoDB Tools in the next few videos.</text:span></text:a></text:p>
      <text:p text:style-name="Normal"/>
      <text:p text:style-name="Normal"/>
      <text:p text:style-name="P27">Enterprise vs. Community</text:p>
      <text:p text:style-name="Normal">Selecting transcript lines in this section will navigate to timestamp in the video</text:p>
      <text:p text:style-name="Normal"><text:a xlink:href="https://www.linkedin.com/learning/mongodb-essential-training/enterprise-vs-community?autoSkip=true&amp;resume=false&amp;u=26119546" office:target-frame-name="_top" xlink:show="replace"><text:span text:style-name="Hyperlink">- There are two different versions of MongoDB </text:span></text:a><text:a xlink:href="https://www.linkedin.com/learning/mongodb-essential-training/enterprise-vs-community?autoSkip=true&amp;resume=false&amp;u=26119546" office:target-frame-name="_top" xlink:show="replace"><text:span text:style-name="Hyperlink">that you can install on your machine, </text:span></text:a><text:a xlink:href="https://www.linkedin.com/learning/mongodb-essential-training/enterprise-vs-community?autoSkip=true&amp;resume=false&amp;u=26119546" office:target-frame-name="_top" xlink:show="replace"><text:span text:style-name="Hyperlink">MongoDB Community and MongoDB Enterprise. </text:span></text:a><text:a xlink:href="https://www.linkedin.com/learning/mongodb-essential-training/enterprise-vs-community?autoSkip=true&amp;resume=false&amp;u=26119546" office:target-frame-name="_top" xlink:show="replace"><text:span text:style-name="Hyperlink">The core features for developers are the same, </text:span></text:a><text:a xlink:href="https://www.linkedin.com/learning/mongodb-essential-training/enterprise-vs-community?autoSkip=true&amp;resume=false&amp;u=26119546" office:target-frame-name="_top" xlink:show="replace"><text:span text:style-name="Hyperlink">but MongoDB Enterprise offers advanced security options, </text:span></text:a><text:a xlink:href="https://www.linkedin.com/learning/mongodb-essential-training/enterprise-vs-community?autoSkip=true&amp;resume=false&amp;u=26119546" office:target-frame-name="_top" xlink:show="replace"><text:span text:style-name="Hyperlink">additional storage engines, management tools, </text:span></text:a><text:a xlink:href="https://www.linkedin.com/learning/mongodb-essential-training/enterprise-vs-community?autoSkip=true&amp;resume=false&amp;u=26119546" office:target-frame-name="_top" xlink:show="replace"><text:span text:style-name="Hyperlink">the MongoDB Enterprise operator for Kubernetes, </text:span></text:a><text:a xlink:href="https://www.linkedin.com/learning/mongodb-essential-training/enterprise-vs-community?autoSkip=true&amp;resume=false&amp;u=26119546" office:target-frame-name="_top" xlink:show="replace"><text:span text:style-name="Hyperlink">and the MongoDB Connector for BI, </text:span></text:a><text:a xlink:href="https://www.linkedin.com/learning/mongodb-essential-training/enterprise-vs-community?autoSkip=true&amp;resume=false&amp;u=26119546" office:target-frame-name="_top" xlink:show="replace"><text:span text:style-name="Hyperlink">which is going to be interesting for you </text:span></text:a><text:a xlink:href="https://www.linkedin.com/learning/mongodb-essential-training/enterprise-vs-community?autoSkip=true&amp;resume=false&amp;u=26119546" office:target-frame-name="_top" xlink:show="replace"><text:span text:style-name="Hyperlink">if you are used to interfacing with a database using SQL </text:span></text:a><text:a xlink:href="https://www.linkedin.com/learning/mongodb-essential-training/enterprise-vs-community?autoSkip=true&amp;resume=false&amp;u=26119546" office:target-frame-name="_top" xlink:show="replace"><text:span text:style-name="Hyperlink">or any tools that use SQL. </text:span></text:a><text:a xlink:href="https://www.linkedin.com/learning/mongodb-essential-training/enterprise-vs-community?autoSkip=true&amp;resume=false&amp;u=26119546" office:target-frame-name="_top" xlink:show="replace"><text:span text:style-name="Hyperlink">For this course, we are going be using MongoDB Community.</text:span></text:a></text:p>
      <text:p text:style-name="Normal"/>
      <text:p text:style-name="P28">Install MongoDB on Mac</text:p>
      <text:p text:style-name="Normal">Selecting transcript lines in this section will navigate to timestamp in the video</text:p>
      <text:p text:style-name="Normal"><text:a xlink:href="https://www.linkedin.com/learning/mongodb-essential-training/install-mongodb-on-mac?autoSkip=true&amp;resume=false&amp;u=26119546" office:target-frame-name="_top" xlink:show="replace"><text:span text:style-name="Hyperlink">- [Instructor] In this video, </text:span></text:a><text:a xlink:href="https://www.linkedin.com/learning/mongodb-essential-training/install-mongodb-on-mac?autoSkip=true&amp;resume=false&amp;u=26119546" office:target-frame-name="_top" xlink:show="replace"><text:span text:style-name="Hyperlink">we are going to install MongoDB, the MongoDB shell, </text:span></text:a><text:a xlink:href="https://www.linkedin.com/learning/mongodb-essential-training/install-mongodb-on-mac?autoSkip=true&amp;resume=false&amp;u=26119546" office:target-frame-name="_top" xlink:show="replace"><text:span text:style-name="Hyperlink">and the MongoDB tools on a Mac. </text:span></text:a><text:a xlink:href="https://www.linkedin.com/learning/mongodb-essential-training/install-mongodb-on-mac?autoSkip=true&amp;resume=false&amp;u=26119546" office:target-frame-name="_top" xlink:show="replace"><text:span text:style-name="Hyperlink">If you are not on a Mac, </text:span></text:a><text:a xlink:href="https://www.linkedin.com/learning/mongodb-essential-training/install-mongodb-on-mac?autoSkip=true&amp;resume=false&amp;u=26119546" office:target-frame-name="_top" xlink:show="replace"><text:span text:style-name="Hyperlink">please watch one of the other two videos. </text:span></text:a><text:a xlink:href="https://www.linkedin.com/learning/mongodb-essential-training/install-mongodb-on-mac?autoSkip=true&amp;resume=false&amp;u=26119546" office:target-frame-name="_top" xlink:show="replace"><text:span text:style-name="Hyperlink">My favorite way of installing MongoDB </text:span></text:a><text:a xlink:href="https://www.linkedin.com/learning/mongodb-essential-training/install-mongodb-on-mac?autoSkip=true&amp;resume=false&amp;u=26119546" office:target-frame-name="_top" xlink:show="replace"><text:span text:style-name="Hyperlink">is using a tool called m, </text:span></text:a><text:a xlink:href="https://www.linkedin.com/learning/mongodb-essential-training/install-mongodb-on-mac?autoSkip=true&amp;resume=false&amp;u=26119546" office:target-frame-name="_top" xlink:show="replace"><text:span text:style-name="Hyperlink">which is a MongoDB version manager </text:span></text:a><text:a xlink:href="https://www.linkedin.com/learning/mongodb-essential-training/install-mongodb-on-mac?autoSkip=true&amp;resume=false&amp;u=26119546" office:target-frame-name="_top" xlink:show="replace"><text:span text:style-name="Hyperlink">that allows you to have multiple versions of MongoDB </text:span></text:a><text:a xlink:href="https://www.linkedin.com/learning/mongodb-essential-training/install-mongodb-on-mac?autoSkip=true&amp;resume=false&amp;u=26119546" office:target-frame-name="_top" xlink:show="replace"><text:span text:style-name="Hyperlink">installed at the same time. </text:span></text:a><text:a xlink:href="https://www.linkedin.com/learning/mongodb-essential-training/install-mongodb-on-mac?autoSkip=true&amp;resume=false&amp;u=26119546" office:target-frame-name="_top" xlink:show="replace"><text:span text:style-name="Hyperlink">To<text:s/></text:span><text:soft-page-break/><text:span text:style-name="Hyperlink">install m, we're going need something called npm, </text:span></text:a><text:a xlink:href="https://www.linkedin.com/learning/mongodb-essential-training/install-mongodb-on-mac?autoSkip=true&amp;resume=false&amp;u=26119546" office:target-frame-name="_top" xlink:show="replace"><text:span text:style-name="Hyperlink">which is the Node Package Manager. </text:span></text:a><text:a xlink:href="https://www.linkedin.com/learning/mongodb-essential-training/install-mongodb-on-mac?autoSkip=true&amp;resume=false&amp;u=26119546" office:target-frame-name="_top" xlink:show="replace"><text:span text:style-name="Hyperlink">If you don't have Node installed already, </text:span></text:a><text:a xlink:href="https://www.linkedin.com/learning/mongodb-essential-training/install-mongodb-on-mac?autoSkip=true&amp;resume=false&amp;u=26119546" office:target-frame-name="_top" xlink:show="replace"><text:span text:style-name="Hyperlink">I recommend you look for something called nvm, </text:span></text:a><text:a xlink:href="https://www.linkedin.com/learning/mongodb-essential-training/install-mongodb-on-mac?autoSkip=true&amp;resume=false&amp;u=26119546" office:target-frame-name="_top" xlink:show="replace"><text:span text:style-name="Hyperlink">which is the Node Version Manager, </text:span></text:a><text:a xlink:href="https://www.linkedin.com/learning/mongodb-essential-training/install-mongodb-on-mac?autoSkip=true&amp;resume=false&amp;u=26119546" office:target-frame-name="_top" xlink:show="replace"><text:span text:style-name="Hyperlink">and use it to install the latest version of Node. </text:span></text:a><text:a xlink:href="https://www.linkedin.com/learning/mongodb-essential-training/install-mongodb-on-mac?autoSkip=true&amp;resume=false&amp;u=26119546" office:target-frame-name="_top" xlink:show="replace"><text:span text:style-name="Hyperlink">If you're not sure whether you have Node installed, </text:span></text:a><text:a xlink:href="https://www.linkedin.com/learning/mongodb-essential-training/install-mongodb-on-mac?autoSkip=true&amp;resume=false&amp;u=26119546" office:target-frame-name="_top" xlink:show="replace"><text:span text:style-name="Hyperlink">go to your terminal and type in npm version. </text:span></text:a><text:a xlink:href="https://www.linkedin.com/learning/mongodb-essential-training/install-mongodb-on-mac?autoSkip=true&amp;resume=false&amp;u=26119546" office:target-frame-name="_top" xlink:show="replace"><text:span text:style-name="Hyperlink">If you get back a document like this, </text:span></text:a><text:a xlink:href="https://www.linkedin.com/learning/mongodb-essential-training/install-mongodb-on-mac?autoSkip=true&amp;resume=false&amp;u=26119546" office:target-frame-name="_top" xlink:show="replace"><text:span text:style-name="Hyperlink">you have Node installed and can continue as is. </text:span></text:a><text:a xlink:href="https://www.linkedin.com/learning/mongodb-essential-training/install-mongodb-on-mac?autoSkip=true&amp;resume=false&amp;u=26119546" office:target-frame-name="_top" xlink:show="replace"><text:span text:style-name="Hyperlink">All right, let's get back to installing m. </text:span></text:a><text:a xlink:href="https://www.linkedin.com/learning/mongodb-essential-training/install-mongodb-on-mac?autoSkip=true&amp;resume=false&amp;u=26119546" office:target-frame-name="_top" xlink:show="replace"><text:span text:style-name="Hyperlink">So, let me copy this command over here </text:span></text:a><text:a xlink:href="https://www.linkedin.com/learning/mongodb-essential-training/install-mongodb-on-mac?autoSkip=true&amp;resume=false&amp;u=26119546" office:target-frame-name="_top" xlink:show="replace"><text:span text:style-name="Hyperlink">and paste it into my terminal. </text:span></text:a><text:a xlink:href="https://www.linkedin.com/learning/mongodb-essential-training/install-mongodb-on-mac?autoSkip=true&amp;resume=false&amp;u=26119546" office:target-frame-name="_top" xlink:show="replace"><text:span text:style-name="Hyperlink">All right, that doesn't work, because it copy-pasted </text:span></text:a><text:a xlink:href="https://www.linkedin.com/learning/mongodb-essential-training/install-mongodb-on-mac?autoSkip=true&amp;resume=false&amp;u=26119546" office:target-frame-name="_top" xlink:show="replace"><text:span text:style-name="Hyperlink">this dollar sign, which we don't need. </text:span></text:a><text:a xlink:href="https://www.linkedin.com/learning/mongodb-essential-training/install-mongodb-on-mac?autoSkip=true&amp;resume=false&amp;u=26119546" office:target-frame-name="_top" xlink:show="replace"><text:span text:style-name="Hyperlink">I don't know why it does that by default. </text:span></text:a><text:a xlink:href="https://www.linkedin.com/learning/mongodb-essential-training/install-mongodb-on-mac?autoSkip=true&amp;resume=false&amp;u=26119546" office:target-frame-name="_top" xlink:show="replace"><text:span text:style-name="Hyperlink">Anyway, now we've got that installed, </text:span></text:a><text:a xlink:href="https://www.linkedin.com/learning/mongodb-essential-training/install-mongodb-on-mac?autoSkip=true&amp;resume=false&amp;u=26119546" office:target-frame-name="_top" xlink:show="replace"><text:span text:style-name="Hyperlink">I can use m to install the latest version of MongoDB </text:span></text:a><text:a xlink:href="https://www.linkedin.com/learning/mongodb-essential-training/install-mongodb-on-mac?autoSkip=true&amp;resume=false&amp;u=26119546" office:target-frame-name="_top" xlink:show="replace"><text:span text:style-name="Hyperlink">by just typing in m latest. </text:span></text:a><text:a xlink:href="https://www.linkedin.com/learning/mongodb-essential-training/install-mongodb-on-mac?autoSkip=true&amp;resume=false&amp;u=26119546" office:target-frame-name="_top" xlink:show="replace"><text:span text:style-name="Hyperlink">All right, this is now asking me to confirm </text:span></text:a><text:a xlink:href="https://www.linkedin.com/learning/mongodb-essential-training/install-mongodb-on-mac?autoSkip=true&amp;resume=false&amp;u=26119546" office:target-frame-name="_top" xlink:show="replace"><text:span text:style-name="Hyperlink">whether I want to really install MongoDB 5.3.0, </text:span></text:a><text:a xlink:href="https://www.linkedin.com/learning/mongodb-essential-training/install-mongodb-on-mac?autoSkip=true&amp;resume=false&amp;u=26119546" office:target-frame-name="_top" xlink:show="replace"><text:span text:style-name="Hyperlink">and I do, so I type in yes. </text:span></text:a><text:a xlink:href="https://www.linkedin.com/learning/mongodb-essential-training/install-mongodb-on-mac?autoSkip=true&amp;resume=false&amp;u=26119546" office:target-frame-name="_top" xlink:show="replace"><text:span text:style-name="Hyperlink">All right, that's installed. </text:span></text:a><text:a xlink:href="https://www.linkedin.com/learning/mongodb-essential-training/install-mongodb-on-mac?autoSkip=true&amp;resume=false&amp;u=26119546" office:target-frame-name="_top" xlink:show="replace"><text:span text:style-name="Hyperlink">Now it's telling me that I should make sure the PATH </text:span></text:a><text:a xlink:href="https://www.linkedin.com/learning/mongodb-essential-training/install-mongodb-on-mac?autoSkip=true&amp;resume=false&amp;u=26119546" office:target-frame-name="_top" xlink:show="replace"><text:span text:style-name="Hyperlink">includes the directory where MongoDB was just installed. </text:span></text:a><text:a xlink:href="https://www.linkedin.com/learning/mongodb-essential-training/install-mongodb-on-mac?autoSkip=true&amp;resume=false&amp;u=26119546" office:target-frame-name="_top" xlink:show="replace"><text:span text:style-name="Hyperlink">I know it does, but you may want to </text:span></text:a><text:a xlink:href="https://www.linkedin.com/learning/mongodb-essential-training/install-mongodb-on-mac?autoSkip=true&amp;resume=false&amp;u=26119546" office:target-frame-name="_top" xlink:show="replace"><text:span text:style-name="Hyperlink">or need to add this to your PATH. </text:span></text:a><text:a xlink:href="https://www.linkedin.com/learning/mongodb-essential-training/install-mongodb-on-mac?autoSkip=true&amp;resume=false&amp;u=26119546" office:target-frame-name="_top" xlink:show="replace"><text:span text:style-name="Hyperlink">All right. </text:span></text:a><text:a xlink:href="https://www.linkedin.com/learning/mongodb-essential-training/install-mongodb-on-mac?autoSkip=true&amp;resume=false&amp;u=26119546" office:target-frame-name="_top" xlink:show="replace"><text:span text:style-name="Hyperlink">To check that we can actually run the command, </text:span></text:a><text:a xlink:href="https://www.linkedin.com/learning/mongodb-essential-training/install-mongodb-on-mac?autoSkip=true&amp;resume=false&amp;u=26119546" office:target-frame-name="_top" xlink:show="replace"><text:span text:style-name="Hyperlink">let's just run the mongod command </text:span></text:a><text:a xlink:href="https://www.linkedin.com/learning/mongodb-essential-training/install-mongodb-on-mac?autoSkip=true&amp;resume=false&amp;u=26119546" office:target-frame-name="_top" xlink:show="replace"><text:span text:style-name="Hyperlink">and check which version we've got here. </text:span></text:a><text:a xlink:href="https://www.linkedin.com/learning/mongodb-essential-training/install-mongodb-on-mac?autoSkip=true&amp;resume=false&amp;u=26119546" office:target-frame-name="_top" xlink:show="replace"><text:span text:style-name="Hyperlink">Right, that's returning version 5.3. </text:span></text:a><text:a xlink:href="https://www.linkedin.com/learning/mongodb-essential-training/install-mongodb-on-mac?autoSkip=true&amp;resume=false&amp;u=26119546" office:target-frame-name="_top" xlink:show="replace"><text:span text:style-name="Hyperlink">So everything's good to go here. </text:span></text:a><text:a xlink:href="https://www.linkedin.com/learning/mongodb-essential-training/install-mongodb-on-mac?autoSkip=true&amp;resume=false&amp;u=26119546" office:target-frame-name="_top" xlink:show="replace"><text:span text:style-name="Hyperlink">Now the next thing we want to install is the MongoDB shell, </text:span></text:a><text:a xlink:href="https://www.linkedin.com/learning/mongodb-essential-training/install-mongodb-on-mac?autoSkip=true&amp;resume=false&amp;u=26119546" office:target-frame-name="_top" xlink:show="replace"><text:span text:style-name="Hyperlink">and we're going to be using Homebrew for that. </text:span></text:a><text:a xlink:href="https://www.linkedin.com/learning/mongodb-essential-training/install-mongodb-on-mac?autoSkip=true&amp;resume=false&amp;u=26119546" office:target-frame-name="_top" xlink:show="replace"><text:span text:style-name="Hyperlink">Homebrew is a package manager for MacOS, </text:span></text:a><text:a xlink:href="https://www.linkedin.com/learning/mongodb-essential-training/install-mongodb-on-mac?autoSkip=true&amp;resume=false&amp;u=26119546" office:target-frame-name="_top" xlink:show="replace"><text:span text:style-name="Hyperlink">again, if you don't have Homebrew installed, </text:span></text:a><text:a xlink:href="https://www.linkedin.com/learning/mongodb-essential-training/install-mongodb-on-mac?autoSkip=true&amp;resume=false&amp;u=26119546" office:target-frame-name="_top" xlink:show="replace"><text:span text:style-name="Hyperlink">please pause here and install Homebrew, </text:span></text:a><text:a xlink:href="https://www.linkedin.com/learning/mongodb-essential-training/install-mongodb-on-mac?autoSkip=true&amp;resume=false&amp;u=26119546" office:target-frame-name="_top" xlink:show="replace"><text:span text:style-name="Hyperlink">and then return to this video. </text:span></text:a><text:a xlink:href="https://www.linkedin.com/learning/mongodb-essential-training/install-mongodb-on-mac?autoSkip=true&amp;resume=false&amp;u=26119546" office:target-frame-name="_top" xlink:show="replace"><text:span text:style-name="Hyperlink">Okay, so, </text:span></text:a><text:a xlink:href="https://www.linkedin.com/learning/mongodb-essential-training/install-mongodb-on-mac?autoSkip=true&amp;resume=false&amp;u=26119546" office:target-frame-name="_top" xlink:show="replace"><text:span text:style-name="Hyperlink">first thing we need to do is to tap mongodb/brew. </text:span></text:a><text:a xlink:href="https://www.linkedin.com/learning/mongodb-essential-training/install-mongodb-on-mac?autoSkip=true&amp;resume=false&amp;u=26119546" office:target-frame-name="_top" xlink:show="replace"><text:span text:style-name="Hyperlink">Okay, now we should be able to install mongosh. </text:span></text:a><text:a xlink:href="https://www.linkedin.com/learning/mongodb-essential-training/install-mongodb-on-mac?autoSkip=true&amp;resume=false&amp;u=26119546" office:target-frame-name="_top" xlink:show="replace"><text:span text:style-name="Hyperlink">Okay, that should be good to go. </text:span></text:a><text:a xlink:href="https://www.linkedin.com/learning/mongodb-essential-training/install-mongodb-on-mac?autoSkip=true&amp;resume=false&amp;u=26119546" office:target-frame-name="_top" xlink:show="replace"><text:span text:style-name="Hyperlink">So let's test that that worked by running mongosh --version. </text:span></text:a><text:a xlink:href="https://www.linkedin.com/learning/mongodb-essential-training/install-mongodb-on-mac?autoSkip=true&amp;resume=false&amp;u=26119546" office:target-frame-name="_top" xlink:show="replace"><text:span text:style-name="Hyperlink">That returns version 1.2.3. That's fine, good to go. </text:span></text:a><text:a xlink:href="https://www.linkedin.com/learning/mongodb-essential-training/install-mongodb-on-mac?autoSkip=true&amp;resume=false&amp;u=26119546" office:target-frame-name="_top" xlink:show="replace"><text:span text:style-name="Hyperlink">And now, all we need to do is to install </text:span></text:a><text:a xlink:href="https://www.linkedin.com/learning/mongodb-essential-training/install-mongodb-on-mac?autoSkip=true&amp;resume=false&amp;u=26119546" office:target-frame-name="_top" xlink:show="replace"><text:span text:style-name="Hyperlink">the MongoDB database tools, so which we'll also use brew. </text:span></text:a><text:a xlink:href="https://www.linkedin.com/learning/mongodb-essential-training/install-mongodb-on-mac?autoSkip=true&amp;resume=false&amp;u=26119546" office:target-frame-name="_top" xlink:show="replace"><text:span text:style-name="Hyperlink">All right, that's mongodb-database-tools. </text:span></text:a><text:a xlink:href="https://www.linkedin.com/learning/mongodb-essential-training/install-mongodb-on-mac?autoSkip=true&amp;resume=false&amp;u=26119546" office:target-frame-name="_top" xlink:show="replace"><text:span text:style-name="Hyperlink">Okay, cool. </text:span></text:a><text:a xlink:href="https://www.linkedin.com/learning/mongodb-essential-training/install-mongodb-on-mac?autoSkip=true&amp;resume=false&amp;u=26119546" office:target-frame-name="_top" xlink:show="replace"><text:span text:style-name="Hyperlink">Now that's all installed, and to test that, </text:span></text:a><text:a xlink:href="https://www.linkedin.com/learning/mongodb-essential-training/install-mongodb-on-mac?autoSkip=true&amp;resume=false&amp;u=26119546" office:target-frame-name="_top" xlink:show="replace"><text:span text:style-name="Hyperlink">I am going to run mongoimport. </text:span></text:a><text:a xlink:href="https://www.linkedin.com/learning/mongodb-essential-training/install-mongodb-on-mac?autoSkip=true&amp;resume=false&amp;u=26119546" office:target-frame-name="_top" xlink:show="replace"><text:span text:style-name="Hyperlink">Okay, and that's giving me an error here </text:span></text:a><text:a xlink:href="https://www.linkedin.com/learning/mongodb-essential-training/install-mongodb-on-mac?autoSkip=true&amp;resume=false&amp;u=26119546" office:target-frame-name="_top" xlink:show="replace"><text:span text:style-name="Hyperlink">that no collection was specified, which is what I expected </text:span></text:a><text:a xlink:href="https://www.linkedin.com/learning/mongodb-essential-training/install-mongodb-on-mac?autoSkip=true&amp;resume=false&amp;u=26119546" office:target-frame-name="_top" xlink:show="replace"><text:span text:style-name="Hyperlink">because I didn't specify a collection, </text:span></text:a><text:a xlink:href="https://www.linkedin.com/learning/mongodb-essential-training/install-mongodb-on-mac?autoSkip=true&amp;resume=false&amp;u=26119546" office:target-frame-name="_top" xlink:show="replace"><text:span text:style-name="Hyperlink">but it tells us that the command is at least installed. </text:span></text:a><text:a xlink:href="https://www.linkedin.com/learning/mongodb-essential-training/install-mongodb-on-mac?autoSkip=true&amp;resume=false&amp;u=26119546" office:target-frame-name="_top" xlink:show="replace"><text:span text:style-name="Hyperlink">And we're good to go. I'll see you in the next video.</text:span></text:a></text:p>
      <text:p text:style-name="Normal"/>
      <text:p text:style-name="Normal"/>
      <text:p text:style-name="P29">Install MongoDB on Windows</text:p>
      <text:p text:style-name="Normal">Selecting transcript lines in this section will navigate to timestamp in the video</text:p>
      <text:p text:style-name="Normal"><text:a xlink:href="https://www.linkedin.com/learning/mongodb-essential-training/install-mongodb-on-windows-23758173?autoSkip=true&amp;resume=false&amp;u=26119546" office:target-frame-name="_top" xlink:show="replace"><text:span text:style-name="Hyperlink">- [Instructor] In this video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e're going to install MongoDB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e MongoDB shell, and the MongoDB tools on Windows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ithout using WSL, the Windows subsystem for Linux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If you're not on Windows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please watch one of the other videos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install MongoDB on Windows </text:span></text:a><text:a xlink:href="https://www.linkedin.com/learning/mongodb-essential-training/install-mongodb-on-windows-23758173?autoSkip=true&amp;resume=false&amp;u=26119546" office:target-frame-name="_top" xlink:show="replace"><text:span text:style-name="Hyperlink">go to the MongoDB documentation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download the installer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the latest community version of MongoDB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On the installation instructions page for Windows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you're going to scroll down </text:span></text:a><text:a xlink:href="https://www.linkedin.com/learning/mongodb-essential-training/install-mongodb-on-windows-23758173?autoSkip=true&amp;resume=false&amp;u=26119546" office:target-frame-name="_top" xlink:show="replace"><text:span text:style-name="Hyperlink">until you find the MongoDB download center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that link and it will take you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the download center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here you can download MongoDB Community Server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Here you're going to select the Community Server package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then you're going to select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e options for your specific platform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Once you've done that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download, and it will download MongoDB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Once downloaded, run the installer </text:span></text:a><text:a xlink:href="https://www.linkedin.com/learning/mongodb-essential-training/install-mongodb-on-windows-23758173?autoSkip=true&amp;resume=false&amp;u=26119546" office:target-frame-name="_top" xlink:show="replace"><text:span text:style-name="Hyperlink">by clicking on the file you just downloaded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is is the MongoDB Installation Wizard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begin with, click next to continue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en accept the license agreement, and click next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Now it's going to ask you whether you want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install all of what MongoDB has to offer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or a custom install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this course we're going to go with the custom install </text:span></text:a><text:a xlink:href="https://www.linkedin.com/learning/mongodb-essential-training/install-mongodb-on-windows-23758173?autoSkip=true&amp;resume=false&amp;u=26119546" office:target-frame-name="_top" xlink:show="replace"><text:span text:style-name="Hyperlink">because we don't need everything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Next, it's going to ask you to specify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here you want to install MongoDB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this course, you can go with the default location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click next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e next configuration screen </text:span></text:a><text:a xlink:href="https://www.linkedin.com/learning/mongodb-essential-training/install-mongodb-on-windows-23758173?autoSkip=true&amp;resume=false&amp;u=26119546" office:target-frame-name="_top" xlink:show="replace"><text:span text:style-name="Hyperlink">is going to ask you whether you want to install MongoD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s a<text:s/></text:span><text:soft-page-break/><text:span text:style-name="Hyperlink">service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Because this course is going to show you </text:span></text:a><text:a xlink:href="https://www.linkedin.com/learning/mongodb-essential-training/install-mongodb-on-windows-23758173?autoSkip=true&amp;resume=false&amp;u=26119546" office:target-frame-name="_top" xlink:show="replace"><text:span text:style-name="Hyperlink">how to do different deployments with MongoDB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you do not want to install it as a service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so you're going to un select install Mongo D as a service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then click next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Lastly, it's going to ask you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hether you want to install MongoDB Compass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hich is a graphical user interface for MongoDB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this course we're not going to be using that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so you can un select that and click next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hen click install to install MongoDB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Now MongoDB is installed, click finish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make it easier to access MongoDB, we will add the folder </text:span></text:a><text:a xlink:href="https://www.linkedin.com/learning/mongodb-essential-training/install-mongodb-on-windows-23758173?autoSkip=true&amp;resume=false&amp;u=26119546" office:target-frame-name="_top" xlink:show="replace"><text:span text:style-name="Hyperlink">where the MongoDB binaries were just installed to the path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the Windows icon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then type in environment variables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edit the system environment variables </text:span></text:a><text:a xlink:href="https://www.linkedin.com/learning/mongodb-essential-training/install-mongodb-on-windows-23758173?autoSkip=true&amp;resume=false&amp;u=26119546" office:target-frame-name="_top" xlink:show="replace"><text:span text:style-name="Hyperlink">to bring up the control panels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the environment variables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the environment variables button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that will bring up all of your environment variables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In the system variables panel click on path and then edit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Click on a new line and then click on browse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Here we're going to find the MongoDB binaries now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For me, that is under local disk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then program files, it's under MongoDB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server, and here's the binary folder. </text:span></text:a><text:a xlink:href="https://www.linkedin.com/learning/mongodb-essential-training/install-mongodb-on-windows-23758173?autoSkip=true&amp;resume=false&amp;u=26119546" office:target-frame-name="_top" xlink:show="replace"><text:span text:style-name="Hyperlink">So we're going to click on it, click okay, </text:span></text:a><text:a xlink:href="https://www.linkedin.com/learning/mongodb-essential-training/install-mongodb-on-windows-23758173?autoSkip=true&amp;resume=false&amp;u=26119546" office:target-frame-name="_top" xlink:show="replace"><text:span text:style-name="Hyperlink">and I'm going to click okay a few times </text:span></text:a></text:p>
      <text:p text:style-name="P30">Install MongoDB on Linux</text:p>
      <text:p text:style-name="Normal">Selecting transcript lines in this section will navigate to timestamp in the video</text:p>
      <text:p text:style-name="Normal"><text:a xlink:href="https://www.linkedin.com/learning/mongodb-essential-training/install-mongodb-on-linux?autoSkip=true&amp;resume=false&amp;u=26119546" office:target-frame-name="_top" xlink:show="replace"><text:span text:style-name="Hyperlink">- In this video, we're going to install MongoDB, </text:span></text:a><text:a xlink:href="https://www.linkedin.com/learning/mongodb-essential-training/install-mongodb-on-linux?autoSkip=true&amp;resume=false&amp;u=26119546" office:target-frame-name="_top" xlink:show="replace"><text:span text:style-name="Hyperlink">the MongoDB Shell and the MongoDB tools on Linux. </text:span></text:a><text:a xlink:href="https://www.linkedin.com/learning/mongodb-essential-training/install-mongodb-on-linux?autoSkip=true&amp;resume=false&amp;u=26119546" office:target-frame-name="_top" xlink:show="replace"><text:span text:style-name="Hyperlink">If you are not using Linux, </text:span></text:a><text:a xlink:href="https://www.linkedin.com/learning/mongodb-essential-training/install-mongodb-on-linux?autoSkip=true&amp;resume=false&amp;u=26119546" office:target-frame-name="_top" xlink:show="replace"><text:span text:style-name="Hyperlink">please watch one of the other two videos. </text:span></text:a><text:a xlink:href="https://www.linkedin.com/learning/mongodb-essential-training/install-mongodb-on-linux?autoSkip=true&amp;resume=false&amp;u=26119546" office:target-frame-name="_top" xlink:show="replace"><text:span text:style-name="Hyperlink">My favorite way of installing MongoDB </text:span></text:a><text:a xlink:href="https://www.linkedin.com/learning/mongodb-essential-training/install-mongodb-on-linux?autoSkip=true&amp;resume=false&amp;u=26119546" office:target-frame-name="_top" xlink:show="replace"><text:span text:style-name="Hyperlink">is using a tool called m. </text:span></text:a><text:a xlink:href="https://www.linkedin.com/learning/mongodb-essential-training/install-mongodb-on-linux?autoSkip=true&amp;resume=false&amp;u=26119546" office:target-frame-name="_top" xlink:show="replace"><text:span text:style-name="Hyperlink">m is a MongoDB version manager </text:span></text:a><text:a xlink:href="https://www.linkedin.com/learning/mongodb-essential-training/install-mongodb-on-linux?autoSkip=true&amp;resume=false&amp;u=26119546" office:target-frame-name="_top" xlink:show="replace"><text:span text:style-name="Hyperlink">that allows you to have multiple versions </text:span></text:a><text:a xlink:href="https://www.linkedin.com/learning/mongodb-essential-training/install-mongodb-on-linux?autoSkip=true&amp;resume=false&amp;u=26119546" office:target-frame-name="_top" xlink:show="replace"><text:span text:style-name="Hyperlink">of MongoDB installed at the same time. </text:span></text:a><text:a xlink:href="https://www.linkedin.com/learning/mongodb-essential-training/install-mongodb-on-linux?autoSkip=true&amp;resume=false&amp;u=26119546" office:target-frame-name="_top" xlink:show="replace"><text:span text:style-name="Hyperlink">To install m, you're going to need Node, </text:span></text:a><text:a xlink:href="https://www.linkedin.com/learning/mongodb-essential-training/install-mongodb-on-linux?autoSkip=true&amp;resume=false&amp;u=26119546" office:target-frame-name="_top" xlink:show="replace"><text:span text:style-name="Hyperlink">or more specifically Node's package manager. </text:span></text:a><text:a xlink:href="https://www.linkedin.com/learning/mongodb-essential-training/install-mongodb-on-linux?autoSkip=true&amp;resume=false&amp;u=26119546" office:target-frame-name="_top" xlink:show="replace"><text:span text:style-name="Hyperlink">If you don't have Node installed, </text:span></text:a><text:a xlink:href="https://www.linkedin.com/learning/mongodb-essential-training/install-mongodb-on-linux?autoSkip=true&amp;resume=false&amp;u=26119546" office:target-frame-name="_top" xlink:show="replace"><text:span text:style-name="Hyperlink">I recommend you look for a tool called nvm </text:span></text:a><text:a xlink:href="https://www.linkedin.com/learning/mongodb-essential-training/install-mongodb-on-linux?autoSkip=true&amp;resume=false&amp;u=26119546" office:target-frame-name="_top" xlink:show="replace"><text:span text:style-name="Hyperlink">to install the latest version of Node. </text:span></text:a><text:a xlink:href="https://www.linkedin.com/learning/mongodb-essential-training/install-mongodb-on-linux?autoSkip=true&amp;resume=false&amp;u=26119546" office:target-frame-name="_top" xlink:show="replace"><text:span text:style-name="Hyperlink">nvm is Node's version manager. </text:span></text:a><text:a xlink:href="https://www.linkedin.com/learning/mongodb-essential-training/install-mongodb-on-linux?autoSkip=true&amp;resume=false&amp;u=26119546" office:target-frame-name="_top" xlink:show="replace"><text:span text:style-name="Hyperlink">If you're not sure whether you have Node installed, </text:span></text:a><text:a xlink:href="https://www.linkedin.com/learning/mongodb-essential-training/install-mongodb-on-linux?autoSkip=true&amp;resume=false&amp;u=26119546" office:target-frame-name="_top" xlink:show="replace"><text:span text:style-name="Hyperlink">go to your terminal and type in mpm version. </text:span></text:a><text:a xlink:href="https://www.linkedin.com/learning/mongodb-essential-training/install-mongodb-on-linux?autoSkip=true&amp;resume=false&amp;u=26119546" office:target-frame-name="_top" xlink:show="replace"><text:span text:style-name="Hyperlink">If you get back a document like this </text:span></text:a><text:a xlink:href="https://www.linkedin.com/learning/mongodb-essential-training/install-mongodb-on-linux?autoSkip=true&amp;resume=false&amp;u=26119546" office:target-frame-name="_top" xlink:show="replace"><text:span text:style-name="Hyperlink">that gives you a Node version number, </text:span></text:a><text:a xlink:href="https://www.linkedin.com/learning/mongodb-essential-training/install-mongodb-on-linux?autoSkip=true&amp;resume=false&amp;u=26119546" office:target-frame-name="_top" xlink:show="replace"><text:span text:style-name="Hyperlink">you have node installed and you can proceed like this. </text:span></text:a><text:a xlink:href="https://www.linkedin.com/learning/mongodb-essential-training/install-mongodb-on-linux?autoSkip=true&amp;resume=false&amp;u=26119546" office:target-frame-name="_top" xlink:show="replace"><text:span text:style-name="Hyperlink">So let's go back to installing m and let me copy this code. </text:span></text:a><text:a xlink:href="https://www.linkedin.com/learning/mongodb-essential-training/install-mongodb-on-linux?autoSkip=true&amp;resume=false&amp;u=26119546" office:target-frame-name="_top" xlink:show="replace"><text:span text:style-name="Hyperlink">Back to the terminal and let me paste that here. </text:span></text:a><text:a xlink:href="https://www.linkedin.com/learning/mongodb-essential-training/install-mongodb-on-linux?autoSkip=true&amp;resume=false&amp;u=26119546" office:target-frame-name="_top" xlink:show="replace"><text:span text:style-name="Hyperlink">And it says it can't execute the command </text:span></text:a><text:a xlink:href="https://www.linkedin.com/learning/mongodb-essential-training/install-mongodb-on-linux?autoSkip=true&amp;resume=false&amp;u=26119546" office:target-frame-name="_top" xlink:show="replace"><text:span text:style-name="Hyperlink">'cause there is an extra dollar sign that gets copied. </text:span></text:a><text:a xlink:href="https://www.linkedin.com/learning/mongodb-essential-training/install-mongodb-on-linux?autoSkip=true&amp;resume=false&amp;u=26119546" office:target-frame-name="_top" xlink:show="replace"><text:span text:style-name="Hyperlink">So if that happens to you, don't worry about it. </text:span></text:a><text:a xlink:href="https://www.linkedin.com/learning/mongodb-essential-training/install-mongodb-on-linux?autoSkip=true&amp;resume=false&amp;u=26119546" office:target-frame-name="_top" xlink:show="replace"><text:span text:style-name="Hyperlink">And we have another issue here. </text:span></text:a><text:a xlink:href="https://www.linkedin.com/learning/mongodb-essential-training/install-mongodb-on-linux?autoSkip=true&amp;resume=false&amp;u=26119546" office:target-frame-name="_top" xlink:show="replace"><text:span text:style-name="Hyperlink">So this says it doesn't have the right permissions. </text:span></text:a><text:a xlink:href="https://www.linkedin.com/learning/mongodb-essential-training/install-mongodb-on-linux?autoSkip=true&amp;resume=false&amp;u=26119546" office:target-frame-name="_top" xlink:show="replace"><text:span text:style-name="Hyperlink">So I need to run this with sudo in front of it. </text:span></text:a><text:a xlink:href="https://www.linkedin.com/learning/mongodb-essential-training/install-mongodb-on-linux?autoSkip=true&amp;resume=false&amp;u=26119546" office:target-frame-name="_top" xlink:show="replace"><text:span text:style-name="Hyperlink">And that work. </text:span></text:a><text:a xlink:href="https://www.linkedin.com/learning/mongodb-essential-training/install-mongodb-on-linux?autoSkip=true&amp;resume=false&amp;u=26119546" office:target-frame-name="_top" xlink:show="replace"><text:span text:style-name="Hyperlink">Now I have m installed which allows me </text:span></text:a><text:a xlink:href="https://www.linkedin.com/learning/mongodb-essential-training/install-mongodb-on-linux?autoSkip=true&amp;resume=false&amp;u=26119546" office:target-frame-name="_top" xlink:show="replace"><text:span text:style-name="Hyperlink">to install the latest version of MongoDB, </text:span></text:a><text:a xlink:href="https://www.linkedin.com/learning/mongodb-essential-training/install-mongodb-on-linux?autoSkip=true&amp;resume=false&amp;u=26119546" office:target-frame-name="_top" xlink:show="replace"><text:span text:style-name="Hyperlink">using the command m latest. </text:span></text:a><text:a xlink:href="https://www.linkedin.com/learning/mongodb-essential-training/install-mongodb-on-linux?autoSkip=true&amp;resume=false&amp;u=26119546" office:target-frame-name="_top" xlink:show="replace"><text:span text:style-name="Hyperlink">Now it's asking me whether I would like to proceed </text:span></text:a><text:a xlink:href="https://www.linkedin.com/learning/mongodb-essential-training/install-mongodb-on-linux?autoSkip=true&amp;resume=false&amp;u=26119546" office:target-frame-name="_top" xlink:show="replace"><text:span text:style-name="Hyperlink">and install MongoDB version 5.3, which I do, </text:span></text:a><text:a xlink:href="https://www.linkedin.com/learning/mongodb-essential-training/install-mongodb-on-linux?autoSkip=true&amp;resume=false&amp;u=26119546" office:target-frame-name="_top" xlink:show="replace"><text:span text:style-name="Hyperlink">and that's installed. </text:span></text:a><text:a xlink:href="https://www.linkedin.com/learning/mongodb-essential-training/install-mongodb-on-linux?autoSkip=true&amp;resume=false&amp;u=26119546" office:target-frame-name="_top" xlink:show="replace"><text:span text:style-name="Hyperlink">It is telling me here that I should make sure </text:span></text:a><text:a xlink:href="https://www.linkedin.com/learning/mongodb-essential-training/install-mongodb-on-linux?autoSkip=true&amp;resume=false&amp;u=26119546" office:target-frame-name="_top" xlink:show="replace"><text:span text:style-name="Hyperlink">that my path variable includes the directory </text:span></text:a><text:a xlink:href="https://www.linkedin.com/learning/mongodb-essential-training/install-mongodb-on-linux?autoSkip=true&amp;resume=false&amp;u=26119546" office:target-frame-name="_top" xlink:show="replace"><text:span text:style-name="Hyperlink">that MongoDB was just installed in. </text:span></text:a><text:a xlink:href="https://www.linkedin.com/learning/mongodb-essential-training/install-mongodb-on-linux?autoSkip=true&amp;resume=false&amp;u=26119546" office:target-frame-name="_top" xlink:show="replace"><text:span text:style-name="Hyperlink">Now the next thing I want to do </text:span></text:a><text:a xlink:href="https://www.linkedin.com/learning/mongodb-essential-training/install-mongodb-on-linux?autoSkip=true&amp;resume=false&amp;u=26119546" office:target-frame-name="_top" xlink:show="replace"><text:span text:style-name="Hyperlink">is check that MongoDB was indeed properly installed, </text:span></text:a><text:a xlink:href="https://www.linkedin.com/learning/mongodb-essential-training/install-mongodb-on-linux?autoSkip=true&amp;resume=false&amp;u=26119546" office:target-frame-name="_top" xlink:show="replace"><text:span text:style-name="Hyperlink">and the way I can do that </text:span></text:a><text:a xlink:href="https://www.linkedin.com/learning/mongodb-essential-training/install-mongodb-on-linux?autoSkip=true&amp;resume=false&amp;u=26119546" office:target-frame-name="_top" xlink:show="replace"><text:span text:style-name="Hyperlink">is by just running the mongod command, </text:span></text:a><text:a xlink:href="https://www.linkedin.com/learning/mongodb-essential-training/install-mongodb-on-linux?autoSkip=true&amp;resume=false&amp;u=26119546" office:target-frame-name="_top" xlink:show="replace"><text:span text:style-name="Hyperlink">and passing the version command line argument. </text:span></text:a><text:a xlink:href="https://www.linkedin.com/learning/mongodb-essential-training/install-mongodb-on-linux?autoSkip=true&amp;resume=false&amp;u=26119546" office:target-frame-name="_top" xlink:show="replace"><text:span text:style-name="Hyperlink">And that gives me back that version 5.3 is installed, </text:span></text:a><text:a xlink:href="https://www.linkedin.com/learning/mongodb-essential-training/install-mongodb-on-linux?autoSkip=true&amp;resume=false&amp;u=26119546" office:target-frame-name="_top" xlink:show="replace"><text:span text:style-name="Hyperlink">so we're all good to go. </text:span></text:a><text:a xlink:href="https://www.linkedin.com/learning/mongodb-essential-training/install-mongodb-on-linux?autoSkip=true&amp;resume=false&amp;u=26119546" office:target-frame-name="_top" xlink:show="replace"><text:span text:style-name="Hyperlink">So let's install the MongoDB Shell. </text:span></text:a><text:a xlink:href="https://www.linkedin.com/learning/mongodb-essential-training/install-mongodb-on-linux?autoSkip=true&amp;resume=false&amp;u=26119546" office:target-frame-name="_top" xlink:show="replace"><text:span text:style-name="Hyperlink">And that, we're going to go to the MongoDB documentation. </text:span></text:a><text:a xlink:href="https://www.linkedin.com/learning/mongodb-essential-training/install-mongodb-on-linux?autoSkip=true&amp;resume=false&amp;u=26119546" office:target-frame-name="_top" xlink:show="replace"><text:span text:style-name="Hyperlink">So scrolling down here, it details the installed procedure. </text:span></text:a><text:a xlink:href="https://www.linkedin.com/learning/mongodb-essential-training/install-mongodb-on-linux?autoSkip=true&amp;resume=false&amp;u=26119546" office:target-frame-name="_top" xlink:show="replace"><text:span text:style-name="Hyperlink">And the first thing it tells us to do, </text:span></text:a><text:a xlink:href="https://www.linkedin.com/learning/mongodb-essential-training/install-mongodb-on-linux?autoSkip=true&amp;resume=false&amp;u=26119546" office:target-frame-name="_top" xlink:show="replace"><text:span text:style-name="Hyperlink">is to import the public key. </text:span></text:a><text:a xlink:href="https://www.linkedin.com/learning/mongodb-essential-training/install-mongodb-on-linux?autoSkip=true&amp;resume=false&amp;u=26119546" office:target-frame-name="_top" xlink:show="replace"><text:span text:style-name="Hyperlink">So, we'll do that. </text:span></text:a><text:a xlink:href="https://www.linkedin.com/learning/mongodb-essential-training/install-mongodb-on-linux?autoSkip=true&amp;resume=false&amp;u=26119546" office:target-frame-name="_top" xlink:show="replace"><text:span text:style-name="Hyperlink">I'll just copy paste that here, </text:span></text:a><text:a xlink:href="https://www.linkedin.com/learning/mongodb-essential-training/install-mongodb-on-linux?autoSkip=true&amp;resume=false&amp;u=26119546" office:target-frame-name="_top" xlink:show="replace"><text:span text:style-name="Hyperlink">that's good to go. </text:span></text:a><text:a xlink:href="https://www.linkedin.com/learning/mongodb-essential-training/install-mongodb-on-linux?autoSkip=true&amp;resume=false&amp;u=26119546" office:target-frame-name="_top" xlink:show="replace"><text:span text:style-name="Hyperlink">Then need to create a list file. </text:span></text:a><text:a xlink:href="https://www.linkedin.com/learning/mongodb-essential-training/install-mongodb-on-linux?autoSkip=true&amp;resume=false&amp;u=26119546" office:target-frame-name="_top" xlink:show="replace"><text:span text:style-name="Hyperlink">So paste that as well, </text:span></text:a><text:a xlink:href="https://www.linkedin.com/learning/mongodb-essential-training/install-mongodb-on-linux?autoSkip=true&amp;resume=false&amp;u=26119546" office:target-frame-name="_top" xlink:show="replace"><text:span text:style-name="Hyperlink">and now we'll have to reload </text:span></text:a><text:a xlink:href="https://www.linkedin.com/learning/mongodb-essential-training/install-mongodb-on-linux?autoSkip=true&amp;resume=false&amp;u=26119546" office:target-frame-name="_top" xlink:show="replace"><text:span text:style-name="Hyperlink">the local package database list. </text:span></text:a><text:a xlink:href="https://www.linkedin.com/learning/mongodb-essential-training/install-mongodb-on-linux?autoSkip=true&amp;resume=false&amp;u=26119546" office:target-frame-name="_top" xlink:show="replace"><text:span text:style-name="Hyperlink">And lastly, we can finally install mongodb-mongosh. </text:span></text:a><text:a xlink:href="https://www.linkedin.com/learning/mongodb-essential-training/install-mongodb-on-linux?autoSkip=true&amp;resume=false&amp;u=26119546" office:target-frame-name="_top" xlink:show="replace"><text:span text:style-name="Hyperlink">So paste that as well. </text:span></text:a><text:a xlink:href="https://www.linkedin.com/learning/mongodb-essential-training/install-mongodb-on-linux?autoSkip=true&amp;resume=false&amp;u=26119546" office:target-frame-name="_top" xlink:show="replace"><text:span text:style-name="Hyperlink">Let's check that mongosh got installed correctly, </text:span></text:a><text:a xlink:href="https://www.linkedin.com/learning/mongodb-essential-training/install-mongodb-on-linux?autoSkip=true&amp;resume=false&amp;u=26119546" office:target-frame-name="_top" xlink:show="replace"><text:span text:style-name="Hyperlink">just by running mongosh--version. </text:span></text:a><text:a xlink:href="https://www.linkedin.com/learning/mongodb-essential-training/install-mongodb-on-linux?autoSkip=true&amp;resume=false&amp;u=26119546" office:target-frame-name="_top" xlink:show="replace"><text:span text:style-name="Hyperlink">And we get back version numbers, </text:span></text:a><text:a xlink:href="https://www.linkedin.com/learning/mongodb-essential-training/install-mongodb-on-linux?autoSkip=true&amp;resume=false&amp;u=26119546" office:target-frame-name="_top" xlink:show="replace"><text:span text:style-name="Hyperlink">so that was installed properly. </text:span></text:a><text:a xlink:href="https://www.linkedin.com/learning/mongodb-essential-training/install-mongodb-on-linux?autoSkip=true&amp;resume=false&amp;u=26119546" office:target-frame-name="_top" xlink:show="replace"><text:span text:style-name="Hyperlink">The last thing that we need to install </text:span></text:a><text:a xlink:href="https://www.linkedin.com/learning/mongodb-essential-training/install-mongodb-on-linux?autoSkip=true&amp;resume=false&amp;u=26119546" office:target-frame-name="_top" xlink:show="replace"><text:span text:style-name="Hyperlink">are the MongoDB database tools. </text:span></text:a><text:a xlink:href="https://www.linkedin.com/learning/mongodb-essential-training/install-mongodb-on-linux?autoSkip=true&amp;resume=false&amp;u=26119546" office:target-frame-name="_top" xlink:show="replace"><text:span text:style-name="Hyperlink">We can do that with apt-get. </text:span></text:a><text:a xlink:href="https://www.linkedin.com/learning/mongodb-essential-training/install-mongodb-on-linux?autoSkip=true&amp;resume=false&amp;u=26119546" office:target-frame-name="_top" xlink:show="replace"><text:span text:style-name="Hyperlink">So that's sudo apt-get install mongodb-database-tools. </text:span></text:a><text:a xlink:href="https://www.linkedin.com/learning/mongodb-essential-training/install-mongodb-on-linux?autoSkip=true&amp;resume=false&amp;u=26119546" office:target-frame-name="_top" xlink:show="replace"><text:span text:style-name="Hyperlink">And that's all installed. </text:span></text:a><text:a xlink:href="https://www.linkedin.com/learning/mongodb-essential-training/install-mongodb-on-linux?autoSkip=true&amp;resume=false&amp;u=26119546" office:target-frame-name="_top" xlink:show="replace"><text:span text:style-name="Hyperlink">To check that this got installed correctly, </text:span></text:a><text:a xlink:href="https://www.linkedin.com/learning/mongodb-essential-training/install-mongodb-on-linux?autoSkip=true&amp;resume=false&amp;u=26119546" office:target-frame-name="_top" xlink:show="replace"><text:span text:style-name="Hyperlink">we're going to run a command called mongoimport, </text:span></text:a><text:a xlink:href="https://www.linkedin.com/learning/mongodb-essential-training/install-mongodb-on-linux?autoSkip=true&amp;resume=false&amp;u=26119546" office:target-frame-name="_top" xlink:show="replace"><text:span text:style-name="Hyperlink">and that's all. </text:span></text:a><text:a xlink:href="https://www.linkedin.com/learning/mongodb-essential-training/install-mongodb-on-linux?autoSkip=true&amp;resume=false&amp;u=26119546" office:target-frame-name="_top" xlink:show="replace"><text:span text:style-name="Hyperlink">And that's the result I expected. </text:span></text:a><text:a xlink:href="https://www.linkedin.com/learning/mongodb-essential-training/install-mongodb-on-linux?autoSkip=true&amp;resume=false&amp;u=26119546" office:target-frame-name="_top" xlink:show="replace"><text:span text:style-name="Hyperlink">The mongoimport command is used to import a<text:s/></text:span><text:soft-page-break/><text:span text:style-name="Hyperlink">collection. </text:span></text:a><text:a xlink:href="https://www.linkedin.com/learning/mongodb-essential-training/install-mongodb-on-linux?autoSkip=true&amp;resume=false&amp;u=26119546" office:target-frame-name="_top" xlink:show="replace"><text:span text:style-name="Hyperlink">Normally we didn't specify a collection at all, </text:span></text:a><text:a xlink:href="https://www.linkedin.com/learning/mongodb-essential-training/install-mongodb-on-linux?autoSkip=true&amp;resume=false&amp;u=26119546" office:target-frame-name="_top" xlink:show="replace"><text:span text:style-name="Hyperlink">but just the fact that we get this output </text:span></text:a><text:a xlink:href="https://www.linkedin.com/learning/mongodb-essential-training/install-mongodb-on-linux?autoSkip=true&amp;resume=false&amp;u=26119546" office:target-frame-name="_top" xlink:show="replace"><text:span text:style-name="Hyperlink">means that it was installed correctly. </text:span></text:a><text:a xlink:href="https://www.linkedin.com/learning/mongodb-essential-training/install-mongodb-on-linux?autoSkip=true&amp;resume=false&amp;u=26119546" office:target-frame-name="_top" xlink:show="replace"><text:span text:style-name="Hyperlink">I will see you in the next video.</text:span></text:a></text:p>
      <text:p text:style-name="P31">Mongod</text:p>
      <text:p text:style-name="Normal">Selecting transcript lines in this section will navigate to timestamp in the video</text:p>
      <text:p text:style-name="Normal"><text:a xlink:href="https://www.linkedin.com/learning/mongodb-essential-training/mongod?autoSkip=true&amp;resume=false&amp;u=26119546" office:target-frame-name="_top" xlink:show="replace"><text:span text:style-name="Hyperlink">- [Instructor] A mongod is a daemon process for MongoDB. </text:span></text:a><text:a xlink:href="https://www.linkedin.com/learning/mongodb-essential-training/mongod?autoSkip=true&amp;resume=false&amp;u=26119546" office:target-frame-name="_top" xlink:show="replace"><text:span text:style-name="Hyperlink">You could say it is the core unit of MongoDB. </text:span></text:a><text:a xlink:href="https://www.linkedin.com/learning/mongodb-essential-training/mongod?autoSkip=true&amp;resume=false&amp;u=26119546" office:target-frame-name="_top" xlink:show="replace"><text:span text:style-name="Hyperlink">It handles data requests from the MongoDB shell </text:span></text:a><text:a xlink:href="https://www.linkedin.com/learning/mongodb-essential-training/mongod?autoSkip=true&amp;resume=false&amp;u=26119546" office:target-frame-name="_top" xlink:show="replace"><text:span text:style-name="Hyperlink">or the MongoDB drivers, manages data access, </text:span></text:a><text:a xlink:href="https://www.linkedin.com/learning/mongodb-essential-training/mongod?autoSkip=true&amp;resume=false&amp;u=26119546" office:target-frame-name="_top" xlink:show="replace"><text:span text:style-name="Hyperlink">and performs background management operations. </text:span></text:a><text:a xlink:href="https://www.linkedin.com/learning/mongodb-essential-training/mongod?autoSkip=true&amp;resume=false&amp;u=26119546" office:target-frame-name="_top" xlink:show="replace"><text:span text:style-name="Hyperlink">Let's look at it in the shell. </text:span></text:a><text:a xlink:href="https://www.linkedin.com/learning/mongodb-essential-training/mongod?autoSkip=true&amp;resume=false&amp;u=26119546" office:target-frame-name="_top" xlink:show="replace"><text:span text:style-name="Hyperlink">During this course, we're going to try out </text:span></text:a><text:a xlink:href="https://www.linkedin.com/learning/mongodb-essential-training/mongod?autoSkip=true&amp;resume=false&amp;u=26119546" office:target-frame-name="_top" xlink:show="replace"><text:span text:style-name="Hyperlink">a few different deployment options for MongoDB. </text:span></text:a><text:a xlink:href="https://www.linkedin.com/learning/mongodb-essential-training/mongod?autoSkip=true&amp;resume=false&amp;u=26119546" office:target-frame-name="_top" xlink:show="replace"><text:span text:style-name="Hyperlink">Please create a folder for this course </text:span></text:a><text:a xlink:href="https://www.linkedin.com/learning/mongodb-essential-training/mongod?autoSkip=true&amp;resume=false&amp;u=26119546" office:target-frame-name="_top" xlink:show="replace"><text:span text:style-name="Hyperlink">called MongoDB essentials. </text:span></text:a><text:a xlink:href="https://www.linkedin.com/learning/mongodb-essential-training/mongod?autoSkip=true&amp;resume=false&amp;u=26119546" office:target-frame-name="_top" xlink:show="replace"><text:span text:style-name="Hyperlink">CD into this folder and then inside this folder </text:span></text:a><text:a xlink:href="https://www.linkedin.com/learning/mongodb-essential-training/mongod?autoSkip=true&amp;resume=false&amp;u=26119546" office:target-frame-name="_top" xlink:show="replace"><text:span text:style-name="Hyperlink">create another folder called mongod only. </text:span></text:a><text:a xlink:href="https://www.linkedin.com/learning/mongodb-essential-training/mongod?autoSkip=true&amp;resume=false&amp;u=26119546" office:target-frame-name="_top" xlink:show="replace"><text:span text:style-name="Hyperlink">To get a MongoDB database up and running locally, </text:span></text:a><text:a xlink:href="https://www.linkedin.com/learning/mongodb-essential-training/mongod?autoSkip=true&amp;resume=false&amp;u=26119546" office:target-frame-name="_top" xlink:show="replace"><text:span text:style-name="Hyperlink">all you need to do is run the command mongod </text:span></text:a><text:a xlink:href="https://www.linkedin.com/learning/mongodb-essential-training/mongod?autoSkip=true&amp;resume=false&amp;u=26119546" office:target-frame-name="_top" xlink:show="replace"><text:span text:style-name="Hyperlink">and specify a directory for storage. </text:span></text:a><text:a xlink:href="https://www.linkedin.com/learning/mongodb-essential-training/mongod?autoSkip=true&amp;resume=false&amp;u=26119546" office:target-frame-name="_top" xlink:show="replace"><text:span text:style-name="Hyperlink">You do that by parsing the command line argument dbpath </text:span></text:a><text:a xlink:href="https://www.linkedin.com/learning/mongodb-essential-training/mongod?autoSkip=true&amp;resume=false&amp;u=26119546" office:target-frame-name="_top" xlink:show="replace"><text:span text:style-name="Hyperlink">and then specifying a folder </text:span></text:a><text:a xlink:href="https://www.linkedin.com/learning/mongodb-essential-training/mongod?autoSkip=true&amp;resume=false&amp;u=26119546" office:target-frame-name="_top" xlink:show="replace"><text:span text:style-name="Hyperlink">for where the data can be stored. </text:span></text:a><text:a xlink:href="https://www.linkedin.com/learning/mongodb-essential-training/mongod?autoSkip=true&amp;resume=false&amp;u=26119546" office:target-frame-name="_top" xlink:show="replace"><text:span text:style-name="Hyperlink">That's going to be the folder we just created, </text:span></text:a><text:a xlink:href="https://www.linkedin.com/learning/mongodb-essential-training/mongod?autoSkip=true&amp;resume=false&amp;u=26119546" office:target-frame-name="_top" xlink:show="replace"><text:span text:style-name="Hyperlink">so we parse in mongod only. </text:span></text:a><text:a xlink:href="https://www.linkedin.com/learning/mongodb-essential-training/mongod?autoSkip=true&amp;resume=false&amp;u=26119546" office:target-frame-name="_top" xlink:show="replace"><text:span text:style-name="Hyperlink">Right and then once we press enter, </text:span></text:a><text:a xlink:href="https://www.linkedin.com/learning/mongodb-essential-training/mongod?autoSkip=true&amp;resume=false&amp;u=26119546" office:target-frame-name="_top" xlink:show="replace"><text:span text:style-name="Hyperlink">mongod will start running </text:span></text:a><text:a xlink:href="https://www.linkedin.com/learning/mongodb-essential-training/mongod?autoSkip=true&amp;resume=false&amp;u=26119546" office:target-frame-name="_top" xlink:show="replace"><text:span text:style-name="Hyperlink">and if your output looks somewhat like this, </text:span></text:a><text:a xlink:href="https://www.linkedin.com/learning/mongodb-essential-training/mongod?autoSkip=true&amp;resume=false&amp;u=26119546" office:target-frame-name="_top" xlink:show="replace"><text:span text:style-name="Hyperlink">it's all working fine. </text:span></text:a><text:a xlink:href="https://www.linkedin.com/learning/mongodb-essential-training/mongod?autoSkip=true&amp;resume=false&amp;u=26119546" office:target-frame-name="_top" xlink:show="replace"><text:span text:style-name="Hyperlink">Generally, if something has gone wrong, </text:span></text:a><text:a xlink:href="https://www.linkedin.com/learning/mongodb-essential-training/mongod?autoSkip=true&amp;resume=false&amp;u=26119546" office:target-frame-name="_top" xlink:show="replace"><text:span text:style-name="Hyperlink">you would see an error message </text:span></text:a><text:a xlink:href="https://www.linkedin.com/learning/mongodb-essential-training/mongod?autoSkip=true&amp;resume=false&amp;u=26119546" office:target-frame-name="_top" xlink:show="replace"><text:span text:style-name="Hyperlink">and then you would see this process terminate. </text:span></text:a><text:a xlink:href="https://www.linkedin.com/learning/mongodb-essential-training/mongod?autoSkip=true&amp;resume=false&amp;u=26119546" office:target-frame-name="_top" xlink:show="replace"><text:span text:style-name="Hyperlink">All right, let's talk about the default settings </text:span></text:a><text:a xlink:href="https://www.linkedin.com/learning/mongodb-essential-training/mongod?autoSkip=true&amp;resume=false&amp;u=26119546" office:target-frame-name="_top" xlink:show="replace"><text:span text:style-name="Hyperlink">that MongoDB uses. </text:span></text:a><text:a xlink:href="https://www.linkedin.com/learning/mongodb-essential-training/mongod?autoSkip=true&amp;resume=false&amp;u=26119546" office:target-frame-name="_top" xlink:show="replace"><text:span text:style-name="Hyperlink">By default, MongoDB will listen for connections </text:span></text:a><text:a xlink:href="https://www.linkedin.com/learning/mongodb-essential-training/mongod?autoSkip=true&amp;resume=false&amp;u=26119546" office:target-frame-name="_top" xlink:show="replace"><text:span text:style-name="Hyperlink">on port 27017. </text:span></text:a><text:a xlink:href="https://www.linkedin.com/learning/mongodb-essential-training/mongod?autoSkip=true&amp;resume=false&amp;u=26119546" office:target-frame-name="_top" xlink:show="replace"><text:span text:style-name="Hyperlink">The data, by default, will be stored </text:span></text:a><text:a xlink:href="https://www.linkedin.com/learning/mongodb-essential-training/mongod?autoSkip=true&amp;resume=false&amp;u=26119546" office:target-frame-name="_top" xlink:show="replace"><text:span text:style-name="Hyperlink">in the directory data, db. </text:span></text:a><text:a xlink:href="https://www.linkedin.com/learning/mongodb-essential-training/mongod?autoSkip=true&amp;resume=false&amp;u=26119546" office:target-frame-name="_top" xlink:show="replace"><text:span text:style-name="Hyperlink">However, this does not work on current macOS versions </text:span></text:a><text:a xlink:href="https://www.linkedin.com/learning/mongodb-essential-training/mongod?autoSkip=true&amp;resume=false&amp;u=26119546" office:target-frame-name="_top" xlink:show="replace"><text:span text:style-name="Hyperlink">because the directory has become read-only. </text:span></text:a><text:a xlink:href="https://www.linkedin.com/learning/mongodb-essential-training/mongod?autoSkip=true&amp;resume=false&amp;u=26119546" office:target-frame-name="_top" xlink:show="replace"><text:span text:style-name="Hyperlink">That's why I explicitly specified a different directory </text:span></text:a><text:a xlink:href="https://www.linkedin.com/learning/mongodb-essential-training/mongod?autoSkip=true&amp;resume=false&amp;u=26119546" office:target-frame-name="_top" xlink:show="replace"><text:span text:style-name="Hyperlink">in this case. </text:span></text:a><text:a xlink:href="https://www.linkedin.com/learning/mongodb-essential-training/mongod?autoSkip=true&amp;resume=false&amp;u=26119546" office:target-frame-name="_top" xlink:show="replace"><text:span text:style-name="Hyperlink">All right, so with MongoDB running, </text:span></text:a><text:a xlink:href="https://www.linkedin.com/learning/mongodb-essential-training/mongod?autoSkip=true&amp;resume=false&amp;u=26119546" office:target-frame-name="_top" xlink:show="replace"><text:span text:style-name="Hyperlink">the next step is to interact with it with the MongoDB shell, </text:span></text:a><text:a xlink:href="https://www.linkedin.com/learning/mongodb-essential-training/mongod?autoSkip=true&amp;resume=false&amp;u=26119546" office:target-frame-name="_top" xlink:show="replace"><text:span text:style-name="Hyperlink">so let's go back to the terminal. </text:span></text:a><text:a xlink:href="https://www.linkedin.com/learning/mongodb-essential-training/mongod?autoSkip=true&amp;resume=false&amp;u=26119546" office:target-frame-name="_top" xlink:show="replace"><text:span text:style-name="Hyperlink">To open up the MongoDB shell, </text:span></text:a><text:a xlink:href="https://www.linkedin.com/learning/mongodb-essential-training/mongod?autoSkip=true&amp;resume=false&amp;u=26119546" office:target-frame-name="_top" xlink:show="replace"><text:span text:style-name="Hyperlink">let's open a second terminal. </text:span></text:a><text:a xlink:href="https://www.linkedin.com/learning/mongodb-essential-training/mongod?autoSkip=true&amp;resume=false&amp;u=26119546" office:target-frame-name="_top" xlink:show="replace"><text:span text:style-name="Hyperlink">And now, all you need to do is run mongosh, </text:span></text:a><text:a xlink:href="https://www.linkedin.com/learning/mongodb-essential-training/mongod?autoSkip=true&amp;resume=false&amp;u=26119546" office:target-frame-name="_top" xlink:show="replace"><text:span text:style-name="Hyperlink">that will automatically connect to the default port </text:span></text:a><text:a xlink:href="https://www.linkedin.com/learning/mongodb-essential-training/mongod?autoSkip=true&amp;resume=false&amp;u=26119546" office:target-frame-name="_top" xlink:show="replace"><text:span text:style-name="Hyperlink">on local host which is where we're currently running MongoDB </text:span></text:a><text:a xlink:href="https://www.linkedin.com/learning/mongodb-essential-training/mongod?autoSkip=true&amp;resume=false&amp;u=26119546" office:target-frame-name="_top" xlink:show="replace"><text:span text:style-name="Hyperlink">so that will just work. </text:span></text:a><text:a xlink:href="https://www.linkedin.com/learning/mongodb-essential-training/mongod?autoSkip=true&amp;resume=false&amp;u=26119546" office:target-frame-name="_top" xlink:show="replace"><text:span text:style-name="Hyperlink">Okay, so from the MongoDB shell, </text:span></text:a><text:a xlink:href="https://www.linkedin.com/learning/mongodb-essential-training/mongod?autoSkip=true&amp;resume=false&amp;u=26119546" office:target-frame-name="_top" xlink:show="replace"><text:span text:style-name="Hyperlink">you can now run all of the normal MongoDB commands. </text:span></text:a><text:a xlink:href="https://www.linkedin.com/learning/mongodb-essential-training/mongod?autoSkip=true&amp;resume=false&amp;u=26119546" office:target-frame-name="_top" xlink:show="replace"><text:span text:style-name="Hyperlink">So, one command that you can run for example </text:span></text:a><text:a xlink:href="https://www.linkedin.com/learning/mongodb-essential-training/mongod?autoSkip=true&amp;resume=false&amp;u=26119546" office:target-frame-name="_top" xlink:show="replace"><text:span text:style-name="Hyperlink">is show databases, and that will then show you </text:span></text:a><text:a xlink:href="https://www.linkedin.com/learning/mongodb-essential-training/mongod?autoSkip=true&amp;resume=false&amp;u=26119546" office:target-frame-name="_top" xlink:show="replace"><text:span text:style-name="Hyperlink">the default databases that are present in your deployment. </text:span></text:a><text:a xlink:href="https://www.linkedin.com/learning/mongodb-essential-training/mongod?autoSkip=true&amp;resume=false&amp;u=26119546" office:target-frame-name="_top" xlink:show="replace"><text:span text:style-name="Hyperlink">You can also already store inquiry data </text:span></text:a><text:a xlink:href="https://www.linkedin.com/learning/mongodb-essential-training/mongod?autoSkip=true&amp;resume=false&amp;u=26119546" office:target-frame-name="_top" xlink:show="replace"><text:span text:style-name="Hyperlink">so you could say db.test.insertone </text:span></text:a><text:a xlink:href="https://www.linkedin.com/learning/mongodb-essential-training/mongod?autoSkip=true&amp;resume=false&amp;u=26119546" office:target-frame-name="_top" xlink:show="replace"><text:span text:style-name="Hyperlink">and then say, hello world </text:span></text:a><text:a xlink:href="https://www.linkedin.com/learning/mongodb-essential-training/mongod?autoSkip=true&amp;resume=false&amp;u=26119546" office:target-frame-name="_top" xlink:show="replace"><text:span text:style-name="Hyperlink">and that would get inserted. </text:span></text:a><text:a xlink:href="https://www.linkedin.com/learning/mongodb-essential-training/mongod?autoSkip=true&amp;resume=false&amp;u=26119546" office:target-frame-name="_top" xlink:show="replace"><text:span text:style-name="Hyperlink">And you can see up here something moved </text:span></text:a><text:a xlink:href="https://www.linkedin.com/learning/mongodb-essential-training/mongod?autoSkip=true&amp;resume=false&amp;u=26119546" office:target-frame-name="_top" xlink:show="replace"><text:span text:style-name="Hyperlink">that's because the insert happened </text:span></text:a><text:a xlink:href="https://www.linkedin.com/learning/mongodb-essential-training/mongod?autoSkip=true&amp;resume=false&amp;u=26119546" office:target-frame-name="_top" xlink:show="replace"><text:span text:style-name="Hyperlink">also on the mongod of course. </text:span></text:a><text:a xlink:href="https://www.linkedin.com/learning/mongodb-essential-training/mongod?autoSkip=true&amp;resume=false&amp;u=26119546" office:target-frame-name="_top" xlink:show="replace"><text:span text:style-name="Hyperlink">All right, cool. </text:span></text:a><text:a xlink:href="https://www.linkedin.com/learning/mongodb-essential-training/mongod?autoSkip=true&amp;resume=false&amp;u=26119546" office:target-frame-name="_top" xlink:show="replace"><text:span text:style-name="Hyperlink">Okay there's one thing that I need to make very clear, </text:span></text:a><text:a xlink:href="https://www.linkedin.com/learning/mongodb-essential-training/mongod?autoSkip=true&amp;resume=false&amp;u=26119546" office:target-frame-name="_top" xlink:show="replace"><text:span text:style-name="Hyperlink">that is, do not run this in production. </text:span></text:a><text:a xlink:href="https://www.linkedin.com/learning/mongodb-essential-training/mongod?autoSkip=true&amp;resume=false&amp;u=26119546" office:target-frame-name="_top" xlink:show="replace"><text:span text:style-name="Hyperlink">This MongoDB configuration only runs one mongod process, </text:span></text:a><text:a xlink:href="https://www.linkedin.com/learning/mongodb-essential-training/mongod?autoSkip=true&amp;resume=false&amp;u=26119546" office:target-frame-name="_top" xlink:show="replace"><text:span text:style-name="Hyperlink">and that is just not good enough for any production usage. </text:span></text:a><text:a xlink:href="https://www.linkedin.com/learning/mongodb-essential-training/mongod?autoSkip=true&amp;resume=false&amp;u=26119546" office:target-frame-name="_top" xlink:show="replace"><text:span text:style-name="Hyperlink">If you were to run this in production, </text:span></text:a><text:a xlink:href="https://www.linkedin.com/learning/mongodb-essential-training/mongod?autoSkip=true&amp;resume=false&amp;u=26119546" office:target-frame-name="_top" xlink:show="replace"><text:span text:style-name="Hyperlink">anything happened to this one process, </text:span></text:a><text:a xlink:href="https://www.linkedin.com/learning/mongodb-essential-training/mongod?autoSkip=true&amp;resume=false&amp;u=26119546" office:target-frame-name="_top" xlink:show="replace"><text:span text:style-name="Hyperlink">your database would be completely down. </text:span></text:a><text:a xlink:href="https://www.linkedin.com/learning/mongodb-essential-training/mongod?autoSkip=true&amp;resume=false&amp;u=26119546" office:target-frame-name="_top" xlink:show="replace"><text:span text:style-name="Hyperlink">If the hard drive were to break your data </text:span></text:a><text:a xlink:href="https://www.linkedin.com/learning/mongodb-essential-training/mongod?autoSkip=true&amp;resume=false&amp;u=26119546" office:target-frame-name="_top" xlink:show="replace"><text:span text:style-name="Hyperlink">may even be completely lost. </text:span></text:a><text:a xlink:href="https://www.linkedin.com/learning/mongodb-essential-training/mongod?autoSkip=true&amp;resume=false&amp;u=26119546" office:target-frame-name="_top" xlink:show="replace"><text:span text:style-name="Hyperlink">We'll talk about how to avoid these issues </text:span></text:a><text:a xlink:href="https://www.linkedin.com/learning/mongodb-essential-training/mongod?autoSkip=true&amp;resume=false&amp;u=26119546" office:target-frame-name="_top" xlink:show="replace"><text:span text:style-name="Hyperlink">in the next video.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mi, Kawa</meta:initial-creator>
    <dc:creator>Manmi, Kawa</dc:creator>
    <meta:creation-date>2024-12-27T14:33:00Z</meta:creation-date>
    <dc:date>2024-12-27T15:47:00Z</dc:date>
    <meta:template xlink:href="Normal" xlink:type="simple"/>
    <meta:editing-cycles>1</meta:editing-cycles>
    <meta:editing-duration>PT4440S</meta:editing-duration>
    <meta:document-statistic meta:page-count="5" meta:paragraph-count="149" meta:word-count="11191" meta:character-count="74835" meta:row-count="531" meta:non-whitespace-character-count="63793"/>
  </office:meta>
</office:document-meta>
</file>